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00FF00"/>
    </style:style>
    <style:style style:name="ce19" style:family="table-cell" style:parent-style-name="Default" style:data-style-name="N0">
      <style:table-cell-properties fo:background-color="#3399FF"/>
    </style:style>
    <style:style style:name="ce20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556cm"/>
    </style:style>
    <style:style style:name="co3" style:family="table-column">
      <style:table-column-properties fo:break-before="auto" style:column-width="2.87866666666667cm"/>
    </style:style>
    <style:style style:name="co4" style:family="table-column">
      <style:table-column-properties fo:break-before="auto" style:column-width="2.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.2" table:style-name="ce1">
            <text:p>7.2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.4" table:style-name="ce1">
            <text:p>5.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.3" table:style-name="ce1">
            <text:p>6.3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.7" table:style-name="ce1">
            <text:p>5.7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.3" table:style-name="ce1">
            <text:p>6.3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Dimensio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5" table:style-name="ce1">
            <text:p>0.95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.155" table:style-name="ce4">
            <text:p>1.155</text:p>
          </table:table-cell>
          <table:table-cell office:value-type="float" office:value="1.1366666666666667" table:style-name="ce4">
            <text:p>1.136666667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0633333333333332" table:style-name="ce4">
            <text:p>1.063333333</text:p>
          </table:table-cell>
          <table:table-cell office:value-type="float" office:value="1.0816666666666668" table:style-name="ce4">
            <text:p>1.081666667</text:p>
          </table:table-cell>
          <table:table-cell office:value-type="float" office:value="1.1916666666666667" table:style-name="ce4">
            <text:p>1.191666667</text:p>
          </table:table-cell>
          <table:table-cell office:value-type="float" office:value="1.32" table:style-name="ce4">
            <text:p>1.32</text:p>
          </table:table-cell>
          <table:table-cell office:value-type="float" office:value="1.5583333333333333" table:style-name="ce4">
            <text:p>1.558333333</text:p>
          </table:table-cell>
          <table:table-cell office:value-type="float" office:value="1.7416666666666667" table:style-name="ce4">
            <text:p>1.741666667</text:p>
          </table:table-cell>
          <table:table-cell office:value-type="float" office:value="1.8149999999999999" table:style-name="ce4">
            <text:p>1.815</text:p>
          </table:table-cell>
          <table:table-cell office:value-type="float" office:value="1.8333333333333333" table:style-name="ce4">
            <text:p>1.833333333</text:p>
          </table:table-cell>
          <table:table-cell office:value-type="float" office:value="1.8149999999999999" table:style-name="ce4">
            <text:p>1.815</text:p>
          </table:table-cell>
          <table:table-cell office:value-type="float" office:value="1.7050000000000001" table:style-name="ce4">
            <text:p>1.705</text:p>
          </table:table-cell>
          <table:table-cell office:value-type="float" office:value="1.6866666666666668" table:style-name="ce4">
            <text:p>1.686666667</text:p>
          </table:table-cell>
          <table:table-cell office:value-type="float" office:value="1.65" table:style-name="ce4">
            <text:p>1.65</text:p>
          </table:table-cell>
          <table:table-cell office:value-type="float" office:value="1.6133333333333333" table:style-name="ce4">
            <text:p>1.613333333</text:p>
          </table:table-cell>
          <table:table-cell office:value-type="float" office:value="1.6666666666666667" table:style-name="ce4">
            <text:p>1.666666667</text:p>
          </table:table-cell>
          <table:table-cell office:value-type="float" office:value="1.8333333333333333" table:style-name="ce4">
            <text:p>1.833333333</text:p>
          </table:table-cell>
          <table:table-cell office:value-type="float" office:value="1.9666666666666666" table:style-name="ce4">
            <text:p>1.966666667</text:p>
          </table:table-cell>
          <table:table-cell office:value-type="float" office:value="2" table:style-name="ce4">
            <text:p>2</text:p>
          </table:table-cell>
          <table:table-cell office:value-type="float" office:value="1.95" table:style-name="ce4">
            <text:p>1.95</text:p>
          </table:table-cell>
          <table:table-cell office:value-type="float" office:value="1.75" table:style-name="ce4">
            <text:p>1.75</text:p>
          </table:table-cell>
          <table:table-cell office:value-type="float" office:value="1.5" table:style-name="ce4">
            <text:p>1.5</text:p>
          </table:table-cell>
          <table:table-cell office:value-type="float" office:value="1.2833333333333334" table:style-name="ce4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.7324999999999999" table:style-name="ce4">
            <text:p>1.7325</text:p>
          </table:table-cell>
          <table:table-cell office:value-type="float" office:value="1.7050000000000001" table:style-name="ce4">
            <text:p>1.705</text:p>
          </table:table-cell>
          <table:table-cell office:value-type="float" office:value="1.6500000000000001" table:style-name="ce4">
            <text:p>1.65</text:p>
          </table:table-cell>
          <table:table-cell office:value-type="float" office:value="1.5949999999999998" table:style-name="ce4">
            <text:p>1.595</text:p>
          </table:table-cell>
          <table:table-cell office:value-type="float" office:value="1.6225000000000001" table:style-name="ce4">
            <text:p>1.6225</text:p>
          </table:table-cell>
          <table:table-cell office:value-type="float" office:value="1.7875000000000001" table:style-name="ce4">
            <text:p>1.7875</text:p>
          </table:table-cell>
          <table:table-cell office:value-type="float" office:value="1.98" table:style-name="ce4">
            <text:p>1.98</text:p>
          </table:table-cell>
          <table:table-cell office:value-type="float" office:value="2.3374999999999999" table:style-name="ce4">
            <text:p>2.3375</text:p>
          </table:table-cell>
          <table:table-cell office:value-type="float" office:value="2.6124999999999998" table:style-name="ce4">
            <text:p>2.6125</text:p>
          </table:table-cell>
          <table:table-cell office:value-type="float" office:value="2.7225000000000001" table:style-name="ce4">
            <text:p>2.7225</text:p>
          </table:table-cell>
          <table:table-cell office:value-type="float" office:value="2.75" table:style-name="ce4">
            <text:p>2.75</text:p>
          </table:table-cell>
          <table:table-cell office:value-type="float" office:value="2.7225000000000001" table:style-name="ce4">
            <text:p>2.7225</text:p>
          </table:table-cell>
          <table:table-cell office:value-type="float" office:value="2.5575000000000001" table:style-name="ce4">
            <text:p>2.5575</text:p>
          </table:table-cell>
          <table:table-cell office:value-type="float" office:value="2.5300000000000002" table:style-name="ce4">
            <text:p>2.53</text:p>
          </table:table-cell>
          <table:table-cell office:value-type="float" office:value="2.4749999999999996" table:style-name="ce4">
            <text:p>2.475</text:p>
          </table:table-cell>
          <table:table-cell office:value-type="float" office:value="2.42" table:style-name="ce4">
            <text:p>2.42</text:p>
          </table:table-cell>
          <table:table-cell office:value-type="float" office:value="2.5" table:style-name="ce4">
            <text:p>2.5</text:p>
          </table:table-cell>
          <table:table-cell office:value-type="float" office:value="2.75" table:style-name="ce4">
            <text:p>2.75</text:p>
          </table:table-cell>
          <table:table-cell office:value-type="float" office:value="2.9499999999999997" table:style-name="ce4">
            <text:p>2.95</text:p>
          </table:table-cell>
          <table:table-cell office:value-type="float" office:value="3" table:style-name="ce4">
            <text:p>3</text:p>
          </table:table-cell>
          <table:table-cell office:value-type="float" office:value="2.9249999999999998" table:style-name="ce4">
            <text:p>2.925</text:p>
          </table:table-cell>
          <table:table-cell office:value-type="float" office:value="2.625" table:style-name="ce4">
            <text:p>2.625</text:p>
          </table:table-cell>
          <table:table-cell office:value-type="float" office:value="2.25" table:style-name="ce4">
            <text:p>2.25</text:p>
          </table:table-cell>
          <table:table-cell office:value-type="float" office:value="1.9250000000000003" table:style-name="ce4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57750000000000001" table:style-name="ce4">
            <text:p>0.5775</text:p>
          </table:table-cell>
          <table:table-cell office:value-type="float" office:value="0.56833333333333336" table:style-name="ce4">
            <text:p>0.568333333</text:p>
          </table:table-cell>
          <table:table-cell office:value-type="float" office:value="0.55000000000000004" table:style-name="ce4">
            <text:p>0.55</text:p>
          </table:table-cell>
          <table:table-cell office:value-type="float" office:value="0.53166666666666662" table:style-name="ce4">
            <text:p>0.531666667</text:p>
          </table:table-cell>
          <table:table-cell office:value-type="float" office:value="0.54083333333333339" table:style-name="ce4">
            <text:p>0.540833333</text:p>
          </table:table-cell>
          <table:table-cell office:value-type="float" office:value="0.59583333333333333" table:style-name="ce4">
            <text:p>0.595833333</text:p>
          </table:table-cell>
          <table:table-cell office:value-type="float" office:value="0.66" table:style-name="ce4">
            <text:p>0.66</text:p>
          </table:table-cell>
          <table:table-cell office:value-type="float" office:value="0.77916666666666667" table:style-name="ce4">
            <text:p>0.779166667</text:p>
          </table:table-cell>
          <table:table-cell office:value-type="float" office:value="0.87083333333333335" table:style-name="ce4">
            <text:p>0.870833333</text:p>
          </table:table-cell>
          <table:table-cell office:value-type="float" office:value="0.90749999999999997" table:style-name="ce4">
            <text:p>0.9075</text:p>
          </table:table-cell>
          <table:table-cell office:value-type="float" office:value="0.91666666666666663" table:style-name="ce4">
            <text:p>0.916666667</text:p>
          </table:table-cell>
          <table:table-cell office:value-type="float" office:value="0.90749999999999997" table:style-name="ce4">
            <text:p>0.9075</text:p>
          </table:table-cell>
          <table:table-cell office:value-type="float" office:value="0.85250000000000004" table:style-name="ce4">
            <text:p>0.8525</text:p>
          </table:table-cell>
          <table:table-cell office:value-type="float" office:value="0.84333333333333338" table:style-name="ce4">
            <text:p>0.843333333</text:p>
          </table:table-cell>
          <table:table-cell office:value-type="float" office:value="0.82499999999999996" table:style-name="ce4">
            <text:p>0.825</text:p>
          </table:table-cell>
          <table:table-cell office:value-type="float" office:value="0.80666666666666664" table:style-name="ce4">
            <text:p>0.806666667</text:p>
          </table:table-cell>
          <table:table-cell office:value-type="float" office:value="0.83333333333333337" table:style-name="ce4">
            <text:p>0.833333333</text:p>
          </table:table-cell>
          <table:table-cell office:value-type="float" office:value="0.91666666666666663" table:style-name="ce4">
            <text:p>0.916666667</text:p>
          </table:table-cell>
          <table:table-cell office:value-type="float" office:value="0.98333333333333328" table:style-name="ce4">
            <text:p>0.983333333</text:p>
          </table:table-cell>
          <table:table-cell office:value-type="float" office:value="1" table:style-name="ce4">
            <text:p>1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875" table:style-name="ce4">
            <text:p>0.875</text:p>
          </table:table-cell>
          <table:table-cell office:value-type="float" office:value="0.75" table:style-name="ce4">
            <text:p>0.75</text:p>
          </table:table-cell>
          <table:table-cell office:value-type="float" office:value="0.64166666666666672" table:style-name="ce4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17" table:style-name="ce4">
            <text:p>1.617</text:p>
          </table:table-cell>
          <table:table-cell office:value-type="float" office:value="1.5913333333333333" table:style-name="ce4">
            <text:p>1.591333333</text:p>
          </table:table-cell>
          <table:table-cell office:value-type="float" office:value="1.54" table:style-name="ce4">
            <text:p>1.54</text:p>
          </table:table-cell>
          <table:table-cell office:value-type="float" office:value="1.4886666666666664" table:style-name="ce4">
            <text:p>1.488666667</text:p>
          </table:table-cell>
          <table:table-cell office:value-type="float" office:value="1.5143333333333333" table:style-name="ce4">
            <text:p>1.514333333</text:p>
          </table:table-cell>
          <table:table-cell office:value-type="float" office:value="1.6683333333333332" table:style-name="ce4">
            <text:p>1.668333333</text:p>
          </table:table-cell>
          <table:table-cell office:value-type="float" office:value="1.8479999999999999" table:style-name="ce4">
            <text:p>1.848</text:p>
          </table:table-cell>
          <table:table-cell office:value-type="float" office:value="2.1816666666666666" table:style-name="ce4">
            <text:p>2.181666667</text:p>
          </table:table-cell>
          <table:table-cell office:value-type="float" office:value="2.438333333333333" table:style-name="ce4">
            <text:p>2.438333333</text:p>
          </table:table-cell>
          <table:table-cell office:value-type="float" office:value="2.5409999999999999" table:style-name="ce4">
            <text:p>2.541</text:p>
          </table:table-cell>
          <table:table-cell office:value-type="float" office:value="2.5666666666666664" table:style-name="ce4">
            <text:p>2.566666667</text:p>
          </table:table-cell>
          <table:table-cell office:value-type="float" office:value="2.5409999999999999" table:style-name="ce4">
            <text:p>2.541</text:p>
          </table:table-cell>
          <table:table-cell office:value-type="float" office:value="2.387" table:style-name="ce4">
            <text:p>2.387</text:p>
          </table:table-cell>
          <table:table-cell office:value-type="float" office:value="2.3613333333333335" table:style-name="ce4">
            <text:p>2.361333333</text:p>
          </table:table-cell>
          <table:table-cell office:value-type="float" office:value="2.3099999999999996" table:style-name="ce4">
            <text:p>2.31</text:p>
          </table:table-cell>
          <table:table-cell office:value-type="float" office:value="2.2586666666666666" table:style-name="ce4">
            <text:p>2.258666667</text:p>
          </table:table-cell>
          <table:table-cell office:value-type="float" office:value="2.3333333333333335" table:style-name="ce4">
            <text:p>2.333333333</text:p>
          </table:table-cell>
          <table:table-cell office:value-type="float" office:value="2.5666666666666664" table:style-name="ce4">
            <text:p>2.566666667</text:p>
          </table:table-cell>
          <table:table-cell office:value-type="float" office:value="2.753333333333333" table:style-name="ce4">
            <text:p>2.753333333</text:p>
          </table:table-cell>
          <table:table-cell office:value-type="float" office:value="2.8" table:style-name="ce4">
            <text:p>2.8</text:p>
          </table:table-cell>
          <table:table-cell office:value-type="float" office:value="2.73" table:style-name="ce4">
            <text:p>2.73</text:p>
          </table:table-cell>
          <table:table-cell office:value-type="float" office:value="2.4499999999999997" table:style-name="ce4">
            <text:p>2.45</text:p>
          </table:table-cell>
          <table:table-cell office:value-type="float" office:value="2.0999999999999996" table:style-name="ce4">
            <text:p>2.1</text:p>
          </table:table-cell>
          <table:table-cell office:value-type="float" office:value="1.7966666666666666" table:style-name="ce4">
            <text:p>1.796666667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2.3228204999999997" table:style-name="ce4">
            <text:p>2.3228205</text:p>
          </table:table-cell>
          <table:table-cell office:value-type="float" office:value="2.2859503333333331" table:style-name="ce4">
            <text:p>2.285950333</text:p>
          </table:table-cell>
          <table:table-cell office:value-type="float" office:value="2.2122100000000002" table:style-name="ce4">
            <text:p>2.21221</text:p>
          </table:table-cell>
          <table:table-cell office:value-type="float" office:value="2.1384696666666665" table:style-name="ce4">
            <text:p>2.138469667</text:p>
          </table:table-cell>
          <table:table-cell office:value-type="float" office:value="2.1753398333333336" table:style-name="ce4">
            <text:p>2.175339833</text:p>
          </table:table-cell>
          <table:table-cell office:value-type="float" office:value="2.396560833333333" table:style-name="ce4">
            <text:p>2.396560833</text:p>
          </table:table-cell>
          <table:table-cell office:value-type="float" office:value="2.654652" table:style-name="ce4">
            <text:p>2.654652</text:p>
          </table:table-cell>
          <table:table-cell office:value-type="float" office:value="3.1339641666666664" table:style-name="ce4">
            <text:p>3.133964167</text:p>
          </table:table-cell>
          <table:table-cell office:value-type="float" office:value="3.5026658333333334" table:style-name="ce4">
            <text:p>3.502665833</text:p>
          </table:table-cell>
          <table:table-cell office:value-type="float" office:value="3.6501464999999995" table:style-name="ce4">
            <text:p>3.6501465</text:p>
          </table:table-cell>
          <table:table-cell office:value-type="float" office:value="3.6870166666666662" table:style-name="ce4">
            <text:p>3.687016667</text:p>
          </table:table-cell>
          <table:table-cell office:value-type="float" office:value="3.6501464999999995" table:style-name="ce4">
            <text:p>3.6501465</text:p>
          </table:table-cell>
          <table:table-cell office:value-type="float" office:value="3.4289255000000001" table:style-name="ce4">
            <text:p>3.4289255</text:p>
          </table:table-cell>
          <table:table-cell office:value-type="float" office:value="3.3920553333333334" table:style-name="ce4">
            <text:p>3.392055333</text:p>
          </table:table-cell>
          <table:table-cell office:value-type="float" office:value="3.3183149999999997" table:style-name="ce4">
            <text:p>3.318315</text:p>
          </table:table-cell>
          <table:table-cell office:value-type="float" office:value="3.2445746666666664" table:style-name="ce4">
            <text:p>3.244574667</text:p>
          </table:table-cell>
          <table:table-cell office:value-type="float" office:value="3.3518333333333334" table:style-name="ce4">
            <text:p>3.351833333</text:p>
          </table:table-cell>
          <table:table-cell office:value-type="float" office:value="3.6870166666666662" table:style-name="ce4">
            <text:p>3.687016667</text:p>
          </table:table-cell>
          <table:table-cell office:value-type="float" office:value="3.9551633333333327" table:style-name="ce4">
            <text:p>3.955163333</text:p>
          </table:table-cell>
          <table:table-cell office:value-type="float" office:value="4.0221999999999998" table:style-name="ce4">
            <text:p>4.0222</text:p>
          </table:table-cell>
          <table:table-cell office:value-type="float" office:value="3.9216449999999998" table:style-name="ce4">
            <text:p>3.921645</text:p>
          </table:table-cell>
          <table:table-cell office:value-type="float" office:value="3.519425" table:style-name="ce4">
            <text:p>3.519425</text:p>
          </table:table-cell>
          <table:table-cell office:value-type="float" office:value="3.0166499999999998" table:style-name="ce4">
            <text:p>3.01665</text:p>
          </table:table-cell>
          <table:table-cell office:value-type="float" office:value="2.5809116666666667" table:style-name="ce4">
            <text:p>2.580911667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.1619877500000002" table:style-name="ce4">
            <text:p>1.16198775</text:p>
          </table:table-cell>
          <table:table-cell office:value-type="float" office:value="1.1435435000000003" table:style-name="ce4">
            <text:p>1.1435435</text:p>
          </table:table-cell>
          <table:table-cell office:value-type="float" office:value="1.1066550000000002" table:style-name="ce4">
            <text:p>1.106655</text:p>
          </table:table-cell>
          <table:table-cell office:value-type="float" office:value="1.0697665000000001" table:style-name="ce4">
            <text:p>1.0697665</text:p>
          </table:table-cell>
          <table:table-cell office:value-type="float" office:value="1.0882107500000002" table:style-name="ce4">
            <text:p>1.08821075</text:p>
          </table:table-cell>
          <table:table-cell office:value-type="float" office:value="1.1988762500000001" table:style-name="ce4">
            <text:p>1.19887625</text:p>
          </table:table-cell>
          <table:table-cell office:value-type="float" office:value="1.3279860000000001" table:style-name="ce4">
            <text:p>1.327986</text:p>
          </table:table-cell>
          <table:table-cell office:value-type="float" office:value="1.5677612500000002" table:style-name="ce4">
            <text:p>1.56776125</text:p>
          </table:table-cell>
          <table:table-cell office:value-type="float" office:value="1.7522037500000003" table:style-name="ce4">
            <text:p>1.75220375</text:p>
          </table:table-cell>
          <table:table-cell office:value-type="float" office:value="1.82598075" table:style-name="ce4">
            <text:p>1.82598075</text:p>
          </table:table-cell>
          <table:table-cell office:value-type="float" office:value="1.8444250000000002" table:style-name="ce4">
            <text:p>1.844425</text:p>
          </table:table-cell>
          <table:table-cell office:value-type="float" office:value="1.82598075" table:style-name="ce4">
            <text:p>1.82598075</text:p>
          </table:table-cell>
          <table:table-cell office:value-type="float" office:value="1.7153152500000002" table:style-name="ce4">
            <text:p>1.71531525</text:p>
          </table:table-cell>
          <table:table-cell office:value-type="float" office:value="1.6968710000000002" table:style-name="ce4">
            <text:p>1.696871</text:p>
          </table:table-cell>
          <table:table-cell office:value-type="float" office:value="1.6599825000000001" table:style-name="ce4">
            <text:p>1.6599825</text:p>
          </table:table-cell>
          <table:table-cell office:value-type="float" office:value="1.623094" table:style-name="ce4">
            <text:p>1.623094</text:p>
          </table:table-cell>
          <table:table-cell office:value-type="float" office:value="1.6767500000000002" table:style-name="ce4">
            <text:p>1.67675</text:p>
          </table:table-cell>
          <table:table-cell office:value-type="float" office:value="1.8444250000000002" table:style-name="ce4">
            <text:p>1.844425</text:p>
          </table:table-cell>
          <table:table-cell office:value-type="float" office:value="1.9785650000000001" table:style-name="ce4">
            <text:p>1.978565</text:p>
          </table:table-cell>
          <table:table-cell office:value-type="float" office:value="2.0121000000000002" table:style-name="ce4">
            <text:p>2.0121</text:p>
          </table:table-cell>
          <table:table-cell office:value-type="float" office:value="1.9617975000000001" table:style-name="ce4">
            <text:p>1.9617975</text:p>
          </table:table-cell>
          <table:table-cell office:value-type="float" office:value="1.7605875000000002" table:style-name="ce4">
            <text:p>1.7605875</text:p>
          </table:table-cell>
          <table:table-cell office:value-type="float" office:value="1.5090750000000002" table:style-name="ce4">
            <text:p>1.509075</text:p>
          </table:table-cell>
          <table:table-cell office:value-type="float" office:value="1.2910975000000002" table:style-name="ce4">
            <text:p>1.2910975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.89055119999999999" table:style-name="ce4">
            <text:p>0.8905512</text:p>
          </table:table-cell>
          <table:table-cell office:value-type="float" office:value="0.8764154666666667" table:style-name="ce4">
            <text:p>0.876415467</text:p>
          </table:table-cell>
          <table:table-cell office:value-type="float" office:value="0.84814400000000001" table:style-name="ce4">
            <text:p>0.848144</text:p>
          </table:table-cell>
          <table:table-cell office:value-type="float" office:value="0.81987253333333321" table:style-name="ce4">
            <text:p>0.819872533</text:p>
          </table:table-cell>
          <table:table-cell office:value-type="float" office:value="0.83400826666666672" table:style-name="ce4">
            <text:p>0.834008267</text:p>
          </table:table-cell>
          <table:table-cell office:value-type="float" office:value="0.91882266666666657" table:style-name="ce4">
            <text:p>0.918822667</text:p>
          </table:table-cell>
          <table:table-cell office:value-type="float" office:value="1.0177727999999999" table:style-name="ce4">
            <text:p>1.0177728</text:p>
          </table:table-cell>
          <table:table-cell office:value-type="float" office:value="1.2015373333333332" table:style-name="ce4">
            <text:p>1.201537333</text:p>
          </table:table-cell>
          <table:table-cell office:value-type="float" office:value="1.3428946666666666" table:style-name="ce4">
            <text:p>1.342894667</text:p>
          </table:table-cell>
          <table:table-cell office:value-type="float" office:value="1.3994375999999999" table:style-name="ce4">
            <text:p>1.3994376</text:p>
          </table:table-cell>
          <table:table-cell office:value-type="float" office:value="1.4135733333333331" table:style-name="ce4">
            <text:p>1.413573333</text:p>
          </table:table-cell>
          <table:table-cell office:value-type="float" office:value="1.3994375999999999" table:style-name="ce4">
            <text:p>1.3994376</text:p>
          </table:table-cell>
          <table:table-cell office:value-type="float" office:value="1.3146232" table:style-name="ce4">
            <text:p>1.3146232</text:p>
          </table:table-cell>
          <table:table-cell office:value-type="float" office:value="1.3004874666666666" table:style-name="ce4">
            <text:p>1.300487467</text:p>
          </table:table-cell>
          <table:table-cell office:value-type="float" office:value="1.2722159999999998" table:style-name="ce4">
            <text:p>1.272216</text:p>
          </table:table-cell>
          <table:table-cell office:value-type="float" office:value="1.2439445333333332" table:style-name="ce4">
            <text:p>1.243944533</text:p>
          </table:table-cell>
          <table:table-cell office:value-type="float" office:value="1.2850666666666666" table:style-name="ce4">
            <text:p>1.285066667</text:p>
          </table:table-cell>
          <table:table-cell office:value-type="float" office:value="1.4135733333333331" table:style-name="ce4">
            <text:p>1.413573333</text:p>
          </table:table-cell>
          <table:table-cell office:value-type="float" office:value="1.5163786666666665" table:style-name="ce4">
            <text:p>1.516378667</text:p>
          </table:table-cell>
          <table:table-cell office:value-type="float" office:value="1.5420799999999999" table:style-name="ce4">
            <text:p>1.54208</text:p>
          </table:table-cell>
          <table:table-cell office:value-type="float" office:value="1.5035279999999998" table:style-name="ce4">
            <text:p>1.503528</text:p>
          </table:table-cell>
          <table:table-cell office:value-type="float" office:value="1.3493199999999999" table:style-name="ce4">
            <text:p>1.34932</text:p>
          </table:table-cell>
          <table:table-cell office:value-type="float" office:value="1.1565599999999998" table:style-name="ce4">
            <text:p>1.15656</text:p>
          </table:table-cell>
          <table:table-cell office:value-type="float" office:value="0.98950133333333334" table:style-name="ce4">
            <text:p>0.989501333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0978601499999998" table:style-name="ce4">
            <text:p>3.09786015</text:p>
          </table:table-cell>
          <table:table-cell office:value-type="float" office:value="3.0486877666666667" table:style-name="ce4">
            <text:p>3.048687767</text:p>
          </table:table-cell>
          <table:table-cell office:value-type="float" office:value="2.9503430000000002" table:style-name="ce4">
            <text:p>2.950343</text:p>
          </table:table-cell>
          <table:table-cell office:value-type="float" office:value="2.8519982333333331" table:style-name="ce4">
            <text:p>2.851998233</text:p>
          </table:table-cell>
          <table:table-cell office:value-type="float" office:value="2.9011706166666666" table:style-name="ce4">
            <text:p>2.901170617</text:p>
          </table:table-cell>
          <table:table-cell office:value-type="float" office:value="3.1962049166666664" table:style-name="ce4">
            <text:p>3.196204917</text:p>
          </table:table-cell>
          <table:table-cell office:value-type="float" office:value="3.5404116000000001" table:style-name="ce4">
            <text:p>3.5404116</text:p>
          </table:table-cell>
          <table:table-cell office:value-type="float" office:value="4.1796525833333336" table:style-name="ce4">
            <text:p>4.179652583</text:p>
          </table:table-cell>
          <table:table-cell office:value-type="float" office:value="4.6713764166666669" table:style-name="ce4">
            <text:p>4.671376417</text:p>
          </table:table-cell>
          <table:table-cell office:value-type="float" office:value="4.8680659500000001" table:style-name="ce4">
            <text:p>4.86806595</text:p>
          </table:table-cell>
          <table:table-cell office:value-type="float" office:value="4.9172383333333327" table:style-name="ce4">
            <text:p>4.917238333</text:p>
          </table:table-cell>
          <table:table-cell office:value-type="float" office:value="4.8680659500000001" table:style-name="ce4">
            <text:p>4.86806595</text:p>
          </table:table-cell>
          <table:table-cell office:value-type="float" office:value="4.5730316499999999" table:style-name="ce4">
            <text:p>4.57303165</text:p>
          </table:table-cell>
          <table:table-cell office:value-type="float" office:value="4.5238592666666664" table:style-name="ce4">
            <text:p>4.523859267</text:p>
          </table:table-cell>
          <table:table-cell office:value-type="float" office:value="4.4255144999999994" table:style-name="ce4">
            <text:p>4.4255145</text:p>
          </table:table-cell>
          <table:table-cell office:value-type="float" office:value="4.3271697333333332" table:style-name="ce4">
            <text:p>4.327169733</text:p>
          </table:table-cell>
          <table:table-cell office:value-type="float" office:value="4.4702166666666665" table:style-name="ce4">
            <text:p>4.470216667</text:p>
          </table:table-cell>
          <table:table-cell office:value-type="float" office:value="4.9172383333333327" table:style-name="ce4">
            <text:p>4.917238333</text:p>
          </table:table-cell>
          <table:table-cell office:value-type="float" office:value="5.2748556666666664" table:style-name="ce4">
            <text:p>5.274855667</text:p>
          </table:table-cell>
          <table:table-cell office:value-type="float" office:value="5.3642599999999998" table:style-name="ce4">
            <text:p>5.36426</text:p>
          </table:table-cell>
          <table:table-cell office:value-type="float" office:value="5.2301535000000001" table:style-name="ce4">
            <text:p>5.2301535</text:p>
          </table:table-cell>
          <table:table-cell office:value-type="float" office:value="4.6937274999999996" table:style-name="ce4">
            <text:p>4.6937275</text:p>
          </table:table-cell>
          <table:table-cell office:value-type="float" office:value="4.0231949999999994" table:style-name="ce4">
            <text:p>4.023195</text:p>
          </table:table-cell>
          <table:table-cell office:value-type="float" office:value="3.4420668333333335" table:style-name="ce4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2.7109178250000001" table:style-name="ce4">
            <text:p>2.710917825</text:p>
          </table:table-cell>
          <table:table-cell office:value-type="float" office:value="2.6678873833333334" table:style-name="ce4">
            <text:p>2.667887383</text:p>
          </table:table-cell>
          <table:table-cell office:value-type="float" office:value="2.5818265000000005" table:style-name="ce4">
            <text:p>2.5818265</text:p>
          </table:table-cell>
          <table:table-cell office:value-type="float" office:value="2.4957656166666666" table:style-name="ce4">
            <text:p>2.495765617</text:p>
          </table:table-cell>
          <table:table-cell office:value-type="float" office:value="2.5387960583333338" table:style-name="ce4">
            <text:p>2.538796058</text:p>
          </table:table-cell>
          <table:table-cell office:value-type="float" office:value="2.7969787083333335" table:style-name="ce4">
            <text:p>2.796978708</text:p>
          </table:table-cell>
          <table:table-cell office:value-type="float" office:value="3.0981918000000004" table:style-name="ce4">
            <text:p>3.0981918</text:p>
          </table:table-cell>
          <table:table-cell office:value-type="float" office:value="3.657587541666667" table:style-name="ce4">
            <text:p>3.657587542</text:p>
          </table:table-cell>
          <table:table-cell office:value-type="float" office:value="4.0878919583333335" table:style-name="ce4">
            <text:p>4.087891958</text:p>
          </table:table-cell>
          <table:table-cell office:value-type="float" office:value="4.2600137250000003" table:style-name="ce4">
            <text:p>4.260013725</text:p>
          </table:table-cell>
          <table:table-cell office:value-type="float" office:value="4.303044166666667" table:style-name="ce4">
            <text:p>4.303044167</text:p>
          </table:table-cell>
          <table:table-cell office:value-type="float" office:value="4.2600137250000003" table:style-name="ce4">
            <text:p>4.260013725</text:p>
          </table:table-cell>
          <table:table-cell office:value-type="float" office:value="4.0018310750000001" table:style-name="ce4">
            <text:p>4.001831075</text:p>
          </table:table-cell>
          <table:table-cell office:value-type="float" office:value="3.9588006333333339" table:style-name="ce4">
            <text:p>3.958800633</text:p>
          </table:table-cell>
          <table:table-cell office:value-type="float" office:value="3.87273975" table:style-name="ce4">
            <text:p>3.87273975</text:p>
          </table:table-cell>
          <table:table-cell office:value-type="float" office:value="3.7866788666666666" table:style-name="ce4">
            <text:p>3.786678867</text:p>
          </table:table-cell>
          <table:table-cell office:value-type="float" office:value="3.9118583333333334" table:style-name="ce4">
            <text:p>3.911858333</text:p>
          </table:table-cell>
          <table:table-cell office:value-type="float" office:value="4.303044166666667" table:style-name="ce4">
            <text:p>4.303044167</text:p>
          </table:table-cell>
          <table:table-cell office:value-type="float" office:value="4.6159928333333333" table:style-name="ce4">
            <text:p>4.615992833</text:p>
          </table:table-cell>
          <table:table-cell office:value-type="float" office:value="4.6942300000000001" table:style-name="ce4">
            <text:p>4.69423</text:p>
          </table:table-cell>
          <table:table-cell office:value-type="float" office:value="4.5768742500000004" table:style-name="ce4">
            <text:p>4.57687425</text:p>
          </table:table-cell>
          <table:table-cell office:value-type="float" office:value="4.1074512500000004" table:style-name="ce4">
            <text:p>4.10745125</text:p>
          </table:table-cell>
          <table:table-cell office:value-type="float" office:value="3.5206724999999999" table:style-name="ce4">
            <text:p>3.5206725</text:p>
          </table:table-cell>
          <table:table-cell office:value-type="float" office:value="3.012130916666667" table:style-name="ce4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.57750000000000001" table:style-name="ce4">
            <text:p>0.5775</text:p>
          </table:table-cell>
          <table:table-cell office:value-type="float" office:value="0.56833333333333336" table:style-name="ce4">
            <text:p>0.568333333</text:p>
          </table:table-cell>
          <table:table-cell office:value-type="float" office:value="0.55000000000000004" table:style-name="ce4">
            <text:p>0.55</text:p>
          </table:table-cell>
          <table:table-cell office:value-type="float" office:value="0.53166666666666662" table:style-name="ce4">
            <text:p>0.531666667</text:p>
          </table:table-cell>
          <table:table-cell office:value-type="float" office:value="0.54083333333333339" table:style-name="ce4">
            <text:p>0.540833333</text:p>
          </table:table-cell>
          <table:table-cell office:value-type="float" office:value="0.59583333333333333" table:style-name="ce4">
            <text:p>0.595833333</text:p>
          </table:table-cell>
          <table:table-cell office:value-type="float" office:value="0.66" table:style-name="ce4">
            <text:p>0.66</text:p>
          </table:table-cell>
          <table:table-cell office:value-type="float" office:value="0.77916666666666667" table:style-name="ce4">
            <text:p>0.779166667</text:p>
          </table:table-cell>
          <table:table-cell office:value-type="float" office:value="0.87083333333333335" table:style-name="ce4">
            <text:p>0.870833333</text:p>
          </table:table-cell>
          <table:table-cell office:value-type="float" office:value="0.90749999999999997" table:style-name="ce4">
            <text:p>0.9075</text:p>
          </table:table-cell>
          <table:table-cell office:value-type="float" office:value="0.91666666666666663" table:style-name="ce4">
            <text:p>0.916666667</text:p>
          </table:table-cell>
          <table:table-cell office:value-type="float" office:value="0.90749999999999997" table:style-name="ce4">
            <text:p>0.9075</text:p>
          </table:table-cell>
          <table:table-cell office:value-type="float" office:value="0.85250000000000004" table:style-name="ce4">
            <text:p>0.8525</text:p>
          </table:table-cell>
          <table:table-cell office:value-type="float" office:value="0.84333333333333338" table:style-name="ce4">
            <text:p>0.843333333</text:p>
          </table:table-cell>
          <table:table-cell office:value-type="float" office:value="0.82499999999999996" table:style-name="ce4">
            <text:p>0.825</text:p>
          </table:table-cell>
          <table:table-cell office:value-type="float" office:value="0.80666666666666664" table:style-name="ce4">
            <text:p>0.806666667</text:p>
          </table:table-cell>
          <table:table-cell office:value-type="float" office:value="0.83333333333333337" table:style-name="ce4">
            <text:p>0.833333333</text:p>
          </table:table-cell>
          <table:table-cell office:value-type="float" office:value="0.91666666666666663" table:style-name="ce4">
            <text:p>0.916666667</text:p>
          </table:table-cell>
          <table:table-cell office:value-type="float" office:value="0.98333333333333328" table:style-name="ce4">
            <text:p>0.983333333</text:p>
          </table:table-cell>
          <table:table-cell office:value-type="float" office:value="1" table:style-name="ce4">
            <text:p>1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875" table:style-name="ce4">
            <text:p>0.875</text:p>
          </table:table-cell>
          <table:table-cell office:value-type="float" office:value="0.75" table:style-name="ce4">
            <text:p>0.75</text:p>
          </table:table-cell>
          <table:table-cell office:value-type="float" office:value="0.64166666666666672" table:style-name="ce4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155" table:style-name="ce4">
            <text:p>1.155</text:p>
          </table:table-cell>
          <table:table-cell office:value-type="float" office:value="1.1366666666666667" table:style-name="ce4">
            <text:p>1.136666667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0633333333333332" table:style-name="ce4">
            <text:p>1.063333333</text:p>
          </table:table-cell>
          <table:table-cell office:value-type="float" office:value="1.0816666666666668" table:style-name="ce4">
            <text:p>1.081666667</text:p>
          </table:table-cell>
          <table:table-cell office:value-type="float" office:value="1.1916666666666667" table:style-name="ce4">
            <text:p>1.191666667</text:p>
          </table:table-cell>
          <table:table-cell office:value-type="float" office:value="1.32" table:style-name="ce4">
            <text:p>1.32</text:p>
          </table:table-cell>
          <table:table-cell office:value-type="float" office:value="1.5583333333333333" table:style-name="ce4">
            <text:p>1.558333333</text:p>
          </table:table-cell>
          <table:table-cell office:value-type="float" office:value="1.7416666666666667" table:style-name="ce4">
            <text:p>1.741666667</text:p>
          </table:table-cell>
          <table:table-cell office:value-type="float" office:value="1.8149999999999999" table:style-name="ce4">
            <text:p>1.815</text:p>
          </table:table-cell>
          <table:table-cell office:value-type="float" office:value="1.8333333333333333" table:style-name="ce4">
            <text:p>1.833333333</text:p>
          </table:table-cell>
          <table:table-cell office:value-type="float" office:value="1.8149999999999999" table:style-name="ce4">
            <text:p>1.815</text:p>
          </table:table-cell>
          <table:table-cell office:value-type="float" office:value="1.7050000000000001" table:style-name="ce4">
            <text:p>1.705</text:p>
          </table:table-cell>
          <table:table-cell office:value-type="float" office:value="1.6866666666666668" table:style-name="ce4">
            <text:p>1.686666667</text:p>
          </table:table-cell>
          <table:table-cell office:value-type="float" office:value="1.65" table:style-name="ce4">
            <text:p>1.65</text:p>
          </table:table-cell>
          <table:table-cell office:value-type="float" office:value="1.6133333333333333" table:style-name="ce4">
            <text:p>1.613333333</text:p>
          </table:table-cell>
          <table:table-cell office:value-type="float" office:value="1.6666666666666667" table:style-name="ce4">
            <text:p>1.666666667</text:p>
          </table:table-cell>
          <table:table-cell office:value-type="float" office:value="1.8333333333333333" table:style-name="ce4">
            <text:p>1.833333333</text:p>
          </table:table-cell>
          <table:table-cell office:value-type="float" office:value="1.9666666666666666" table:style-name="ce4">
            <text:p>1.966666667</text:p>
          </table:table-cell>
          <table:table-cell office:value-type="float" office:value="2" table:style-name="ce4">
            <text:p>2</text:p>
          </table:table-cell>
          <table:table-cell office:value-type="float" office:value="1.95" table:style-name="ce4">
            <text:p>1.95</text:p>
          </table:table-cell>
          <table:table-cell office:value-type="float" office:value="1.75" table:style-name="ce4">
            <text:p>1.75</text:p>
          </table:table-cell>
          <table:table-cell office:value-type="float" office:value="1.5" table:style-name="ce4">
            <text:p>1.5</text:p>
          </table:table-cell>
          <table:table-cell office:value-type="float" office:value="1.2833333333333334" table:style-name="ce4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.7324999999999999" table:style-name="ce4">
            <text:p>1.7325</text:p>
          </table:table-cell>
          <table:table-cell office:value-type="float" office:value="1.7050000000000001" table:style-name="ce4">
            <text:p>1.705</text:p>
          </table:table-cell>
          <table:table-cell office:value-type="float" office:value="1.6500000000000001" table:style-name="ce4">
            <text:p>1.65</text:p>
          </table:table-cell>
          <table:table-cell office:value-type="float" office:value="1.5949999999999998" table:style-name="ce4">
            <text:p>1.595</text:p>
          </table:table-cell>
          <table:table-cell office:value-type="float" office:value="1.6225000000000001" table:style-name="ce4">
            <text:p>1.6225</text:p>
          </table:table-cell>
          <table:table-cell office:value-type="float" office:value="1.7875000000000001" table:style-name="ce4">
            <text:p>1.7875</text:p>
          </table:table-cell>
          <table:table-cell office:value-type="float" office:value="1.98" table:style-name="ce4">
            <text:p>1.98</text:p>
          </table:table-cell>
          <table:table-cell office:value-type="float" office:value="2.3374999999999999" table:style-name="ce4">
            <text:p>2.3375</text:p>
          </table:table-cell>
          <table:table-cell office:value-type="float" office:value="2.6124999999999998" table:style-name="ce4">
            <text:p>2.6125</text:p>
          </table:table-cell>
          <table:table-cell office:value-type="float" office:value="2.7225000000000001" table:style-name="ce4">
            <text:p>2.7225</text:p>
          </table:table-cell>
          <table:table-cell office:value-type="float" office:value="2.75" table:style-name="ce4">
            <text:p>2.75</text:p>
          </table:table-cell>
          <table:table-cell office:value-type="float" office:value="2.7225000000000001" table:style-name="ce4">
            <text:p>2.7225</text:p>
          </table:table-cell>
          <table:table-cell office:value-type="float" office:value="2.5575000000000001" table:style-name="ce4">
            <text:p>2.5575</text:p>
          </table:table-cell>
          <table:table-cell office:value-type="float" office:value="2.5300000000000002" table:style-name="ce4">
            <text:p>2.53</text:p>
          </table:table-cell>
          <table:table-cell office:value-type="float" office:value="2.4749999999999996" table:style-name="ce4">
            <text:p>2.475</text:p>
          </table:table-cell>
          <table:table-cell office:value-type="float" office:value="2.42" table:style-name="ce4">
            <text:p>2.42</text:p>
          </table:table-cell>
          <table:table-cell office:value-type="float" office:value="2.5" table:style-name="ce4">
            <text:p>2.5</text:p>
          </table:table-cell>
          <table:table-cell office:value-type="float" office:value="2.75" table:style-name="ce4">
            <text:p>2.75</text:p>
          </table:table-cell>
          <table:table-cell office:value-type="float" office:value="2.9499999999999997" table:style-name="ce4">
            <text:p>2.95</text:p>
          </table:table-cell>
          <table:table-cell office:value-type="float" office:value="3" table:style-name="ce4">
            <text:p>3</text:p>
          </table:table-cell>
          <table:table-cell office:value-type="float" office:value="2.9249999999999998" table:style-name="ce4">
            <text:p>2.925</text:p>
          </table:table-cell>
          <table:table-cell office:value-type="float" office:value="2.625" table:style-name="ce4">
            <text:p>2.625</text:p>
          </table:table-cell>
          <table:table-cell office:value-type="float" office:value="2.25" table:style-name="ce4">
            <text:p>2.25</text:p>
          </table:table-cell>
          <table:table-cell office:value-type="float" office:value="1.9250000000000003" table:style-name="ce4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1.55" table:style-name="ce4">
            <text:p>11.55</text:p>
          </table:table-cell>
          <table:table-cell office:value-type="float" office:value="11.366666666666667" table:style-name="ce4">
            <text:p>11.36666667</text:p>
          </table:table-cell>
          <table:table-cell office:value-type="float" office:value="11" table:style-name="ce4">
            <text:p>11</text:p>
          </table:table-cell>
          <table:table-cell office:value-type="float" office:value="10.633333333333333" table:style-name="ce4">
            <text:p>10.63333333</text:p>
          </table:table-cell>
          <table:table-cell office:value-type="float" office:value="10.816666666666668" table:style-name="ce4">
            <text:p>10.81666667</text:p>
          </table:table-cell>
          <table:table-cell office:value-type="float" office:value="11.916666666666666" table:style-name="ce4">
            <text:p>11.91666667</text:p>
          </table:table-cell>
          <table:table-cell office:value-type="float" office:value="13.200000000000001" table:style-name="ce4">
            <text:p>13.2</text:p>
          </table:table-cell>
          <table:table-cell office:value-type="float" office:value="15.583333333333334" table:style-name="ce4">
            <text:p>15.58333333</text:p>
          </table:table-cell>
          <table:table-cell office:value-type="float" office:value="17.416666666666668" table:style-name="ce4">
            <text:p>17.41666667</text:p>
          </table:table-cell>
          <table:table-cell office:value-type="float" office:value="18.149999999999999" table:style-name="ce4">
            <text:p>18.15</text:p>
          </table:table-cell>
          <table:table-cell office:value-type="float" office:value="18.333333333333332" table:style-name="ce4">
            <text:p>18.33333333</text:p>
          </table:table-cell>
          <table:table-cell office:value-type="float" office:value="18.149999999999999" table:style-name="ce4">
            <text:p>18.15</text:p>
          </table:table-cell>
          <table:table-cell office:value-type="float" office:value="17.05" table:style-name="ce4">
            <text:p>17.05</text:p>
          </table:table-cell>
          <table:table-cell office:value-type="float" office:value="16.866666666666667" table:style-name="ce4">
            <text:p>16.86666667</text:p>
          </table:table-cell>
          <table:table-cell office:value-type="float" office:value="16.5" table:style-name="ce4">
            <text:p>16.5</text:p>
          </table:table-cell>
          <table:table-cell office:value-type="float" office:value="16.133333333333333" table:style-name="ce4">
            <text:p>16.13333333</text:p>
          </table:table-cell>
          <table:table-cell office:value-type="float" office:value="16.666666666666668" table:style-name="ce4">
            <text:p>16.66666667</text:p>
          </table:table-cell>
          <table:table-cell office:value-type="float" office:value="18.333333333333332" table:style-name="ce4">
            <text:p>18.33333333</text:p>
          </table:table-cell>
          <table:table-cell office:value-type="float" office:value="19.666666666666664" table:style-name="ce4">
            <text:p>19.66666667</text:p>
          </table:table-cell>
          <table:table-cell office:value-type="float" office:value="20" table:style-name="ce4">
            <text:p>20</text:p>
          </table:table-cell>
          <table:table-cell office:value-type="float" office:value="19.5" table:style-name="ce4">
            <text:p>19.5</text:p>
          </table:table-cell>
          <table:table-cell office:value-type="float" office:value="17.5" table:style-name="ce4">
            <text:p>17.5</text:p>
          </table:table-cell>
          <table:table-cell office:value-type="float" office:value="15" table:style-name="ce4">
            <text:p>15</text:p>
          </table:table-cell>
          <table:table-cell office:value-type="float" office:value="12.833333333333334" table:style-name="ce4">
            <text:p>12.83333333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0906539500000001" table:style-name="ce4">
            <text:p>2.09065395</text:p>
          </table:table-cell>
          <table:table-cell office:value-type="float" office:value="2.0574689666666668" table:style-name="ce4">
            <text:p>2.057468967</text:p>
          </table:table-cell>
          <table:table-cell office:value-type="float" office:value="1.9910990000000002" table:style-name="ce4">
            <text:p>1.991099</text:p>
          </table:table-cell>
          <table:table-cell office:value-type="float" office:value="1.9247290333333331" table:style-name="ce4">
            <text:p>1.924729033</text:p>
          </table:table-cell>
          <table:table-cell office:value-type="float" office:value="1.9579140166666669" table:style-name="ce4">
            <text:p>1.957914017</text:p>
          </table:table-cell>
          <table:table-cell office:value-type="float" office:value="2.1570239166666667" table:style-name="ce4">
            <text:p>2.157023917</text:p>
          </table:table-cell>
          <table:table-cell office:value-type="float" office:value="2.3893188000000003" table:style-name="ce4">
            <text:p>2.3893188</text:p>
          </table:table-cell>
          <table:table-cell office:value-type="float" office:value="2.8207235833333333" table:style-name="ce4">
            <text:p>2.820723583</text:p>
          </table:table-cell>
          <table:table-cell office:value-type="float" office:value="3.1525734166666668" table:style-name="ce4">
            <text:p>3.152573417</text:p>
          </table:table-cell>
          <table:table-cell office:value-type="float" office:value="3.28531335" table:style-name="ce4">
            <text:p>3.28531335</text:p>
          </table:table-cell>
          <table:table-cell office:value-type="float" office:value="3.3184983333333333" table:style-name="ce4">
            <text:p>3.318498333</text:p>
          </table:table-cell>
          <table:table-cell office:value-type="float" office:value="3.28531335" table:style-name="ce4">
            <text:p>3.28531335</text:p>
          </table:table-cell>
          <table:table-cell office:value-type="float" office:value="3.0862034500000002" table:style-name="ce4">
            <text:p>3.08620345</text:p>
          </table:table-cell>
          <table:table-cell office:value-type="float" office:value="3.0530184666666669" table:style-name="ce4">
            <text:p>3.053018467</text:p>
          </table:table-cell>
          <table:table-cell office:value-type="float" office:value="2.9866484999999998" table:style-name="ce4">
            <text:p>2.9866485</text:p>
          </table:table-cell>
          <table:table-cell office:value-type="float" office:value="2.9202785333333332" table:style-name="ce4">
            <text:p>2.920278533</text:p>
          </table:table-cell>
          <table:table-cell office:value-type="float" office:value="3.0168166666666667" table:style-name="ce4">
            <text:p>3.016816667</text:p>
          </table:table-cell>
          <table:table-cell office:value-type="float" office:value="3.3184983333333333" table:style-name="ce4">
            <text:p>3.318498333</text:p>
          </table:table-cell>
          <table:table-cell office:value-type="float" office:value="3.5598436666666666" table:style-name="ce4">
            <text:p>3.559843667</text:p>
          </table:table-cell>
          <table:table-cell office:value-type="float" office:value="3.62018" table:style-name="ce4">
            <text:p>3.62018</text:p>
          </table:table-cell>
          <table:table-cell office:value-type="float" office:value="3.5296754999999997" table:style-name="ce4">
            <text:p>3.5296755</text:p>
          </table:table-cell>
          <table:table-cell office:value-type="float" office:value="3.1676574999999998" table:style-name="ce4">
            <text:p>3.1676575</text:p>
          </table:table-cell>
          <table:table-cell office:value-type="float" office:value="2.7151350000000001" table:style-name="ce4">
            <text:p>2.715135</text:p>
          </table:table-cell>
          <table:table-cell office:value-type="float" office:value="2.3229488333333337" table:style-name="ce4">
            <text:p>2.322948833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.5489300749999999" table:style-name="ce4">
            <text:p>1.548930075</text:p>
          </table:table-cell>
          <table:table-cell office:value-type="float" office:value="1.5243438833333334" table:style-name="ce4">
            <text:p>1.524343883</text:p>
          </table:table-cell>
          <table:table-cell office:value-type="float" office:value="1.4751715000000001" table:style-name="ce4">
            <text:p>1.4751715</text:p>
          </table:table-cell>
          <table:table-cell office:value-type="float" office:value="1.4259991166666666" table:style-name="ce4">
            <text:p>1.425999117</text:p>
          </table:table-cell>
          <table:table-cell office:value-type="float" office:value="1.4505853083333333" table:style-name="ce4">
            <text:p>1.450585308</text:p>
          </table:table-cell>
          <table:table-cell office:value-type="float" office:value="1.5981024583333332" table:style-name="ce4">
            <text:p>1.598102458</text:p>
          </table:table-cell>
          <table:table-cell office:value-type="float" office:value="1.7702058000000001" table:style-name="ce4">
            <text:p>1.7702058</text:p>
          </table:table-cell>
          <table:table-cell office:value-type="float" office:value="2.0898262916666668" table:style-name="ce4">
            <text:p>2.089826292</text:p>
          </table:table-cell>
          <table:table-cell office:value-type="float" office:value="2.3356882083333335" table:style-name="ce4">
            <text:p>2.335688208</text:p>
          </table:table-cell>
          <table:table-cell office:value-type="float" office:value="2.434032975" table:style-name="ce4">
            <text:p>2.434032975</text:p>
          </table:table-cell>
          <table:table-cell office:value-type="float" office:value="2.4586191666666664" table:style-name="ce4">
            <text:p>2.458619167</text:p>
          </table:table-cell>
          <table:table-cell office:value-type="float" office:value="2.434032975" table:style-name="ce4">
            <text:p>2.434032975</text:p>
          </table:table-cell>
          <table:table-cell office:value-type="float" office:value="2.2865158249999999" table:style-name="ce4">
            <text:p>2.286515825</text:p>
          </table:table-cell>
          <table:table-cell office:value-type="float" office:value="2.2619296333333332" table:style-name="ce4">
            <text:p>2.261929633</text:p>
          </table:table-cell>
          <table:table-cell office:value-type="float" office:value="2.2127572499999997" table:style-name="ce4">
            <text:p>2.21275725</text:p>
          </table:table-cell>
          <table:table-cell office:value-type="float" office:value="2.1635848666666666" table:style-name="ce4">
            <text:p>2.163584867</text:p>
          </table:table-cell>
          <table:table-cell office:value-type="float" office:value="2.2351083333333333" table:style-name="ce4">
            <text:p>2.235108333</text:p>
          </table:table-cell>
          <table:table-cell office:value-type="float" office:value="2.4586191666666664" table:style-name="ce4">
            <text:p>2.458619167</text:p>
          </table:table-cell>
          <table:table-cell office:value-type="float" office:value="2.6374278333333332" table:style-name="ce4">
            <text:p>2.637427833</text:p>
          </table:table-cell>
          <table:table-cell office:value-type="float" office:value="2.6821299999999999" table:style-name="ce4">
            <text:p>2.68213</text:p>
          </table:table-cell>
          <table:table-cell office:value-type="float" office:value="2.6150767500000001" table:style-name="ce4">
            <text:p>2.61507675</text:p>
          </table:table-cell>
          <table:table-cell office:value-type="float" office:value="2.3468637499999998" table:style-name="ce4">
            <text:p>2.34686375</text:p>
          </table:table-cell>
          <table:table-cell office:value-type="float" office:value="2.0115974999999997" table:style-name="ce4">
            <text:p>2.0115975</text:p>
          </table:table-cell>
          <table:table-cell office:value-type="float" office:value="1.7210334166666668" table:style-name="ce4">
            <text:p>1.721033417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3.4848082499999999" table:style-name="ce4">
            <text:p>3.48480825</text:p>
          </table:table-cell>
          <table:table-cell office:value-type="float" office:value="3.4294938333333334" table:style-name="ce4">
            <text:p>3.429493833</text:p>
          </table:table-cell>
          <table:table-cell office:value-type="float" office:value="3.3188650000000002" table:style-name="ce4">
            <text:p>3.318865</text:p>
          </table:table-cell>
          <table:table-cell office:value-type="float" office:value="3.2082361666666666" table:style-name="ce4">
            <text:p>3.208236167</text:p>
          </table:table-cell>
          <table:table-cell office:value-type="float" office:value="3.2635505833333336" table:style-name="ce4">
            <text:p>3.263550583</text:p>
          </table:table-cell>
          <table:table-cell office:value-type="float" office:value="3.5954370833333331" table:style-name="ce4">
            <text:p>3.595437083</text:p>
          </table:table-cell>
          <table:table-cell office:value-type="float" office:value="3.9826380000000001" table:style-name="ce4">
            <text:p>3.982638</text:p>
          </table:table-cell>
          <table:table-cell office:value-type="float" office:value="4.7017254166666671" table:style-name="ce4">
            <text:p>4.701725417</text:p>
          </table:table-cell>
          <table:table-cell office:value-type="float" office:value="5.254869583333333" table:style-name="ce4">
            <text:p>5.254869583</text:p>
          </table:table-cell>
          <table:table-cell office:value-type="float" office:value="5.4761272500000002" table:style-name="ce4">
            <text:p>5.47612725</text:p>
          </table:table-cell>
          <table:table-cell office:value-type="float" office:value="5.5314416666666668" table:style-name="ce4">
            <text:p>5.531441667</text:p>
          </table:table-cell>
          <table:table-cell office:value-type="float" office:value="5.4761272500000002" table:style-name="ce4">
            <text:p>5.47612725</text:p>
          </table:table-cell>
          <table:table-cell office:value-type="float" office:value="5.1442407499999998" table:style-name="ce4">
            <text:p>5.14424075</text:p>
          </table:table-cell>
          <table:table-cell office:value-type="float" office:value="5.0889263333333332" table:style-name="ce4">
            <text:p>5.088926333</text:p>
          </table:table-cell>
          <table:table-cell office:value-type="float" office:value="4.9782975" table:style-name="ce4">
            <text:p>4.9782975</text:p>
          </table:table-cell>
          <table:table-cell office:value-type="float" office:value="4.8676686666666669" table:style-name="ce4">
            <text:p>4.867668667</text:p>
          </table:table-cell>
          <table:table-cell office:value-type="float" office:value="5.0285833333333336" table:style-name="ce4">
            <text:p>5.028583333</text:p>
          </table:table-cell>
          <table:table-cell office:value-type="float" office:value="5.5314416666666668" table:style-name="ce4">
            <text:p>5.531441667</text:p>
          </table:table-cell>
          <table:table-cell office:value-type="float" office:value="5.9337283333333328" table:style-name="ce4">
            <text:p>5.933728333</text:p>
          </table:table-cell>
          <table:table-cell office:value-type="float" office:value="6.0343" table:style-name="ce4">
            <text:p>6.0343</text:p>
          </table:table-cell>
          <table:table-cell office:value-type="float" office:value="5.8834425000000001" table:style-name="ce4">
            <text:p>5.8834425</text:p>
          </table:table-cell>
          <table:table-cell office:value-type="float" office:value="5.2800124999999998" table:style-name="ce4">
            <text:p>5.2800125</text:p>
          </table:table-cell>
          <table:table-cell office:value-type="float" office:value="4.5257249999999996" table:style-name="ce4">
            <text:p>4.525725</text:p>
          </table:table-cell>
          <table:table-cell office:value-type="float" office:value="3.8720091666666669" table:style-name="ce4">
            <text:p>3.872009167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2.7109178250000001" table:style-name="ce4">
            <text:p>2.710917825</text:p>
          </table:table-cell>
          <table:table-cell office:value-type="float" office:value="2.6678873833333334" table:style-name="ce4">
            <text:p>2.667887383</text:p>
          </table:table-cell>
          <table:table-cell office:value-type="float" office:value="2.5818265000000005" table:style-name="ce4">
            <text:p>2.5818265</text:p>
          </table:table-cell>
          <table:table-cell office:value-type="float" office:value="2.4957656166666666" table:style-name="ce4">
            <text:p>2.495765617</text:p>
          </table:table-cell>
          <table:table-cell office:value-type="float" office:value="2.5387960583333338" table:style-name="ce4">
            <text:p>2.538796058</text:p>
          </table:table-cell>
          <table:table-cell office:value-type="float" office:value="2.7969787083333335" table:style-name="ce4">
            <text:p>2.796978708</text:p>
          </table:table-cell>
          <table:table-cell office:value-type="float" office:value="3.0981918000000004" table:style-name="ce4">
            <text:p>3.0981918</text:p>
          </table:table-cell>
          <table:table-cell office:value-type="float" office:value="3.657587541666667" table:style-name="ce4">
            <text:p>3.657587542</text:p>
          </table:table-cell>
          <table:table-cell office:value-type="float" office:value="4.0878919583333335" table:style-name="ce4">
            <text:p>4.087891958</text:p>
          </table:table-cell>
          <table:table-cell office:value-type="float" office:value="4.2600137250000003" table:style-name="ce4">
            <text:p>4.260013725</text:p>
          </table:table-cell>
          <table:table-cell office:value-type="float" office:value="4.303044166666667" table:style-name="ce4">
            <text:p>4.303044167</text:p>
          </table:table-cell>
          <table:table-cell office:value-type="float" office:value="4.2600137250000003" table:style-name="ce4">
            <text:p>4.260013725</text:p>
          </table:table-cell>
          <table:table-cell office:value-type="float" office:value="4.0018310750000001" table:style-name="ce4">
            <text:p>4.001831075</text:p>
          </table:table-cell>
          <table:table-cell office:value-type="float" office:value="3.9588006333333339" table:style-name="ce4">
            <text:p>3.958800633</text:p>
          </table:table-cell>
          <table:table-cell office:value-type="float" office:value="3.87273975" table:style-name="ce4">
            <text:p>3.87273975</text:p>
          </table:table-cell>
          <table:table-cell office:value-type="float" office:value="3.7866788666666666" table:style-name="ce4">
            <text:p>3.786678867</text:p>
          </table:table-cell>
          <table:table-cell office:value-type="float" office:value="3.9118583333333334" table:style-name="ce4">
            <text:p>3.911858333</text:p>
          </table:table-cell>
          <table:table-cell office:value-type="float" office:value="4.303044166666667" table:style-name="ce4">
            <text:p>4.303044167</text:p>
          </table:table-cell>
          <table:table-cell office:value-type="float" office:value="4.6159928333333333" table:style-name="ce4">
            <text:p>4.615992833</text:p>
          </table:table-cell>
          <table:table-cell office:value-type="float" office:value="4.6942300000000001" table:style-name="ce4">
            <text:p>4.69423</text:p>
          </table:table-cell>
          <table:table-cell office:value-type="float" office:value="4.5768742500000004" table:style-name="ce4">
            <text:p>4.57687425</text:p>
          </table:table-cell>
          <table:table-cell office:value-type="float" office:value="4.1074512500000004" table:style-name="ce4">
            <text:p>4.10745125</text:p>
          </table:table-cell>
          <table:table-cell office:value-type="float" office:value="3.5206724999999999" table:style-name="ce4">
            <text:p>3.5206725</text:p>
          </table:table-cell>
          <table:table-cell office:value-type="float" office:value="3.012130916666667" table:style-name="ce4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.38694232500000003" table:style-name="ce4">
            <text:p>0.386942325</text:p>
          </table:table-cell>
          <table:table-cell office:value-type="float" office:value="0.38080038333333338" table:style-name="ce4">
            <text:p>0.380800383</text:p>
          </table:table-cell>
          <table:table-cell office:value-type="float" office:value="0.36851650000000002" table:style-name="ce4">
            <text:p>0.3685165</text:p>
          </table:table-cell>
          <table:table-cell office:value-type="float" office:value="0.35623261666666667" table:style-name="ce4">
            <text:p>0.356232617</text:p>
          </table:table-cell>
          <table:table-cell office:value-type="float" office:value="0.36237455833333337" table:style-name="ce4">
            <text:p>0.362374558</text:p>
          </table:table-cell>
          <table:table-cell office:value-type="float" office:value="0.39922620833333333" table:style-name="ce4">
            <text:p>0.399226208</text:p>
          </table:table-cell>
          <table:table-cell office:value-type="float" office:value="0.44221980000000005" table:style-name="ce4">
            <text:p>0.4422198</text:p>
          </table:table-cell>
          <table:table-cell office:value-type="float" office:value="0.52206504166666667" table:style-name="ce4">
            <text:p>0.522065042</text:p>
          </table:table-cell>
          <table:table-cell office:value-type="float" office:value="0.5834844583333334" table:style-name="ce4">
            <text:p>0.583484458</text:p>
          </table:table-cell>
          <table:table-cell office:value-type="float" office:value="0.608052225" table:style-name="ce4">
            <text:p>0.608052225</text:p>
          </table:table-cell>
          <table:table-cell office:value-type="float" office:value="0.61419416666666671" table:style-name="ce4">
            <text:p>0.614194167</text:p>
          </table:table-cell>
          <table:table-cell office:value-type="float" office:value="0.608052225" table:style-name="ce4">
            <text:p>0.608052225</text:p>
          </table:table-cell>
          <table:table-cell office:value-type="float" office:value="0.57120057499999999" table:style-name="ce4">
            <text:p>0.571200575</text:p>
          </table:table-cell>
          <table:table-cell office:value-type="float" office:value="0.56505863333333339" table:style-name="ce4">
            <text:p>0.565058633</text:p>
          </table:table-cell>
          <table:table-cell office:value-type="float" office:value="0.55277474999999998" table:style-name="ce4">
            <text:p>0.55277475</text:p>
          </table:table-cell>
          <table:table-cell office:value-type="float" office:value="0.54049086666666668" table:style-name="ce4">
            <text:p>0.540490867</text:p>
          </table:table-cell>
          <table:table-cell office:value-type="float" office:value="0.5583583333333334" table:style-name="ce4">
            <text:p>0.558358333</text:p>
          </table:table-cell>
          <table:table-cell office:value-type="float" office:value="0.61419416666666671" table:style-name="ce4">
            <text:p>0.614194167</text:p>
          </table:table-cell>
          <table:table-cell office:value-type="float" office:value="0.65886283333333329" table:style-name="ce4">
            <text:p>0.658862833</text:p>
          </table:table-cell>
          <table:table-cell office:value-type="float" office:value="0.67003000000000001" table:style-name="ce4">
            <text:p>0.67003</text:p>
          </table:table-cell>
          <table:table-cell office:value-type="float" office:value="0.65327924999999998" table:style-name="ce4">
            <text:p>0.65327925</text:p>
          </table:table-cell>
          <table:table-cell office:value-type="float" office:value="0.58627625000000005" table:style-name="ce4">
            <text:p>0.58627625</text:p>
          </table:table-cell>
          <table:table-cell office:value-type="float" office:value="0.50252249999999998" table:style-name="ce4">
            <text:p>0.5025225</text:p>
          </table:table-cell>
          <table:table-cell office:value-type="float" office:value="0.4299359166666667" table:style-name="ce4">
            <text:p>0.429935917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3.0978601499999998" table:style-name="ce4">
            <text:p>3.09786015</text:p>
          </table:table-cell>
          <table:table-cell office:value-type="float" office:value="3.0486877666666667" table:style-name="ce4">
            <text:p>3.048687767</text:p>
          </table:table-cell>
          <table:table-cell office:value-type="float" office:value="2.9503430000000002" table:style-name="ce4">
            <text:p>2.950343</text:p>
          </table:table-cell>
          <table:table-cell office:value-type="float" office:value="2.8519982333333331" table:style-name="ce4">
            <text:p>2.851998233</text:p>
          </table:table-cell>
          <table:table-cell office:value-type="float" office:value="2.9011706166666666" table:style-name="ce4">
            <text:p>2.901170617</text:p>
          </table:table-cell>
          <table:table-cell office:value-type="float" office:value="3.1962049166666664" table:style-name="ce4">
            <text:p>3.196204917</text:p>
          </table:table-cell>
          <table:table-cell office:value-type="float" office:value="3.5404116000000001" table:style-name="ce4">
            <text:p>3.5404116</text:p>
          </table:table-cell>
          <table:table-cell office:value-type="float" office:value="4.1796525833333336" table:style-name="ce4">
            <text:p>4.179652583</text:p>
          </table:table-cell>
          <table:table-cell office:value-type="float" office:value="4.6713764166666669" table:style-name="ce4">
            <text:p>4.671376417</text:p>
          </table:table-cell>
          <table:table-cell office:value-type="float" office:value="4.8680659500000001" table:style-name="ce4">
            <text:p>4.86806595</text:p>
          </table:table-cell>
          <table:table-cell office:value-type="float" office:value="4.9172383333333327" table:style-name="ce4">
            <text:p>4.917238333</text:p>
          </table:table-cell>
          <table:table-cell office:value-type="float" office:value="4.8680659500000001" table:style-name="ce4">
            <text:p>4.86806595</text:p>
          </table:table-cell>
          <table:table-cell office:value-type="float" office:value="4.5730316499999999" table:style-name="ce4">
            <text:p>4.57303165</text:p>
          </table:table-cell>
          <table:table-cell office:value-type="float" office:value="4.5238592666666664" table:style-name="ce4">
            <text:p>4.523859267</text:p>
          </table:table-cell>
          <table:table-cell office:value-type="float" office:value="4.4255144999999994" table:style-name="ce4">
            <text:p>4.4255145</text:p>
          </table:table-cell>
          <table:table-cell office:value-type="float" office:value="4.3271697333333332" table:style-name="ce4">
            <text:p>4.327169733</text:p>
          </table:table-cell>
          <table:table-cell office:value-type="float" office:value="4.4702166666666665" table:style-name="ce4">
            <text:p>4.470216667</text:p>
          </table:table-cell>
          <table:table-cell office:value-type="float" office:value="4.9172383333333327" table:style-name="ce4">
            <text:p>4.917238333</text:p>
          </table:table-cell>
          <table:table-cell office:value-type="float" office:value="5.2748556666666664" table:style-name="ce4">
            <text:p>5.274855667</text:p>
          </table:table-cell>
          <table:table-cell office:value-type="float" office:value="5.3642599999999998" table:style-name="ce4">
            <text:p>5.36426</text:p>
          </table:table-cell>
          <table:table-cell office:value-type="float" office:value="5.2301535000000001" table:style-name="ce4">
            <text:p>5.2301535</text:p>
          </table:table-cell>
          <table:table-cell office:value-type="float" office:value="4.6937274999999996" table:style-name="ce4">
            <text:p>4.6937275</text:p>
          </table:table-cell>
          <table:table-cell office:value-type="float" office:value="4.0231949999999994" table:style-name="ce4">
            <text:p>4.023195</text:p>
          </table:table-cell>
          <table:table-cell office:value-type="float" office:value="3.4420668333333335" table:style-name="ce4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2.8875000000000002" table:style-name="ce4">
            <text:p>2.8875</text:p>
          </table:table-cell>
          <table:table-cell office:value-type="float" office:value="2.8416666666666668" table:style-name="ce4">
            <text:p>2.841666667</text:p>
          </table:table-cell>
          <table:table-cell office:value-type="float" office:value="2.75" table:style-name="ce4">
            <text:p>2.75</text:p>
          </table:table-cell>
          <table:table-cell office:value-type="float" office:value="2.6583333333333332" table:style-name="ce4">
            <text:p>2.658333333</text:p>
          </table:table-cell>
          <table:table-cell office:value-type="float" office:value="2.7041666666666671" table:style-name="ce4">
            <text:p>2.704166667</text:p>
          </table:table-cell>
          <table:table-cell office:value-type="float" office:value="2.9791666666666665" table:style-name="ce4">
            <text:p>2.979166667</text:p>
          </table:table-cell>
          <table:table-cell office:value-type="float" office:value="3.3000000000000003" table:style-name="ce4">
            <text:p>3.3</text:p>
          </table:table-cell>
          <table:table-cell office:value-type="float" office:value="3.8958333333333335" table:style-name="ce4">
            <text:p>3.895833333</text:p>
          </table:table-cell>
          <table:table-cell office:value-type="float" office:value="4.354166666666667" table:style-name="ce4">
            <text:p>4.354166667</text:p>
          </table:table-cell>
          <table:table-cell office:value-type="float" office:value="4.5374999999999996" table:style-name="ce4">
            <text:p>4.5375</text:p>
          </table:table-cell>
          <table:table-cell office:value-type="float" office:value="4.583333333333333" table:style-name="ce4">
            <text:p>4.583333333</text:p>
          </table:table-cell>
          <table:table-cell office:value-type="float" office:value="4.5374999999999996" table:style-name="ce4">
            <text:p>4.5375</text:p>
          </table:table-cell>
          <table:table-cell office:value-type="float" office:value="4.2625000000000002" table:style-name="ce4">
            <text:p>4.2625</text:p>
          </table:table-cell>
          <table:table-cell office:value-type="float" office:value="4.2166666666666668" table:style-name="ce4">
            <text:p>4.216666667</text:p>
          </table:table-cell>
          <table:table-cell office:value-type="float" office:value="4.125" table:style-name="ce4">
            <text:p>4.125</text:p>
          </table:table-cell>
          <table:table-cell office:value-type="float" office:value="4.0333333333333332" table:style-name="ce4">
            <text:p>4.033333333</text:p>
          </table:table-cell>
          <table:table-cell office:value-type="float" office:value="4.166666666666667" table:style-name="ce4">
            <text:p>4.166666667</text:p>
          </table:table-cell>
          <table:table-cell office:value-type="float" office:value="4.583333333333333" table:style-name="ce4">
            <text:p>4.583333333</text:p>
          </table:table-cell>
          <table:table-cell office:value-type="float" office:value="4.9166666666666661" table:style-name="ce4">
            <text:p>4.916666667</text:p>
          </table:table-cell>
          <table:table-cell office:value-type="float" office:value="5" table:style-name="ce4">
            <text:p>5</text:p>
          </table:table-cell>
          <table:table-cell office:value-type="float" office:value="4.875" table:style-name="ce4">
            <text:p>4.875</text:p>
          </table:table-cell>
          <table:table-cell office:value-type="float" office:value="4.375" table:style-name="ce4">
            <text:p>4.375</text:p>
          </table:table-cell>
          <table:table-cell office:value-type="float" office:value="3.75" table:style-name="ce4">
            <text:p>3.75</text:p>
          </table:table-cell>
          <table:table-cell office:value-type="float" office:value="3.2083333333333335" table:style-name="ce4">
            <text:p>3.208333333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.7324999999999999" table:style-name="ce4">
            <text:p>1.7325</text:p>
          </table:table-cell>
          <table:table-cell office:value-type="float" office:value="1.7050000000000001" table:style-name="ce4">
            <text:p>1.705</text:p>
          </table:table-cell>
          <table:table-cell office:value-type="float" office:value="1.6500000000000001" table:style-name="ce4">
            <text:p>1.65</text:p>
          </table:table-cell>
          <table:table-cell office:value-type="float" office:value="1.5949999999999998" table:style-name="ce4">
            <text:p>1.595</text:p>
          </table:table-cell>
          <table:table-cell office:value-type="float" office:value="1.6225000000000001" table:style-name="ce4">
            <text:p>1.6225</text:p>
          </table:table-cell>
          <table:table-cell office:value-type="float" office:value="1.7875000000000001" table:style-name="ce4">
            <text:p>1.7875</text:p>
          </table:table-cell>
          <table:table-cell office:value-type="float" office:value="1.98" table:style-name="ce4">
            <text:p>1.98</text:p>
          </table:table-cell>
          <table:table-cell office:value-type="float" office:value="2.3374999999999999" table:style-name="ce4">
            <text:p>2.3375</text:p>
          </table:table-cell>
          <table:table-cell office:value-type="float" office:value="2.6124999999999998" table:style-name="ce4">
            <text:p>2.6125</text:p>
          </table:table-cell>
          <table:table-cell office:value-type="float" office:value="2.7225000000000001" table:style-name="ce4">
            <text:p>2.7225</text:p>
          </table:table-cell>
          <table:table-cell office:value-type="float" office:value="2.75" table:style-name="ce4">
            <text:p>2.75</text:p>
          </table:table-cell>
          <table:table-cell office:value-type="float" office:value="2.7225000000000001" table:style-name="ce4">
            <text:p>2.7225</text:p>
          </table:table-cell>
          <table:table-cell office:value-type="float" office:value="2.5575000000000001" table:style-name="ce4">
            <text:p>2.5575</text:p>
          </table:table-cell>
          <table:table-cell office:value-type="float" office:value="2.5300000000000002" table:style-name="ce4">
            <text:p>2.53</text:p>
          </table:table-cell>
          <table:table-cell office:value-type="float" office:value="2.4749999999999996" table:style-name="ce4">
            <text:p>2.475</text:p>
          </table:table-cell>
          <table:table-cell office:value-type="float" office:value="2.42" table:style-name="ce4">
            <text:p>2.42</text:p>
          </table:table-cell>
          <table:table-cell office:value-type="float" office:value="2.5" table:style-name="ce4">
            <text:p>2.5</text:p>
          </table:table-cell>
          <table:table-cell office:value-type="float" office:value="2.75" table:style-name="ce4">
            <text:p>2.75</text:p>
          </table:table-cell>
          <table:table-cell office:value-type="float" office:value="2.9499999999999997" table:style-name="ce4">
            <text:p>2.95</text:p>
          </table:table-cell>
          <table:table-cell office:value-type="float" office:value="3" table:style-name="ce4">
            <text:p>3</text:p>
          </table:table-cell>
          <table:table-cell office:value-type="float" office:value="2.9249999999999998" table:style-name="ce4">
            <text:p>2.925</text:p>
          </table:table-cell>
          <table:table-cell office:value-type="float" office:value="2.625" table:style-name="ce4">
            <text:p>2.625</text:p>
          </table:table-cell>
          <table:table-cell office:value-type="float" office:value="2.25" table:style-name="ce4">
            <text:p>2.25</text:p>
          </table:table-cell>
          <table:table-cell office:value-type="float" office:value="1.9250000000000003" table:style-name="ce4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3.4072500000000003" table:style-name="ce4">
            <text:p>3.40725</text:p>
          </table:table-cell>
          <table:table-cell office:value-type="float" office:value="3.3531666666666671" table:style-name="ce4">
            <text:p>3.353166667</text:p>
          </table:table-cell>
          <table:table-cell office:value-type="float" office:value="3.2450000000000006" table:style-name="ce4">
            <text:p>3.245</text:p>
          </table:table-cell>
          <table:table-cell office:value-type="float" office:value="3.1368333333333331" table:style-name="ce4">
            <text:p>3.136833333</text:p>
          </table:table-cell>
          <table:table-cell office:value-type="float" office:value="3.1909166666666673" table:style-name="ce4">
            <text:p>3.190916667</text:p>
          </table:table-cell>
          <table:table-cell office:value-type="float" office:value="3.5154166666666669" table:style-name="ce4">
            <text:p>3.515416667</text:p>
          </table:table-cell>
          <table:table-cell office:value-type="float" office:value="3.8940000000000006" table:style-name="ce4">
            <text:p>3.894</text:p>
          </table:table-cell>
          <table:table-cell office:value-type="float" office:value="4.5970833333333339" table:style-name="ce4">
            <text:p>4.597083333</text:p>
          </table:table-cell>
          <table:table-cell office:value-type="float" office:value="5.1379166666666674" table:style-name="ce4">
            <text:p>5.137916667</text:p>
          </table:table-cell>
          <table:table-cell office:value-type="float" office:value="5.3542500000000004" table:style-name="ce4">
            <text:p>5.35425</text:p>
          </table:table-cell>
          <table:table-cell office:value-type="float" office:value="5.4083333333333332" table:style-name="ce4">
            <text:p>5.408333333</text:p>
          </table:table-cell>
          <table:table-cell office:value-type="float" office:value="5.3542500000000004" table:style-name="ce4">
            <text:p>5.35425</text:p>
          </table:table-cell>
          <table:table-cell office:value-type="float" office:value="5.0297500000000008" table:style-name="ce4">
            <text:p>5.02975</text:p>
          </table:table-cell>
          <table:table-cell office:value-type="float" office:value="4.9756666666666671" table:style-name="ce4">
            <text:p>4.975666667</text:p>
          </table:table-cell>
          <table:table-cell office:value-type="float" office:value="4.8674999999999997" table:style-name="ce4">
            <text:p>4.8675</text:p>
          </table:table-cell>
          <table:table-cell office:value-type="float" office:value="4.7593333333333332" table:style-name="ce4">
            <text:p>4.759333333</text:p>
          </table:table-cell>
          <table:table-cell office:value-type="float" office:value="4.916666666666667" table:style-name="ce4">
            <text:p>4.916666667</text:p>
          </table:table-cell>
          <table:table-cell office:value-type="float" office:value="5.4083333333333332" table:style-name="ce4">
            <text:p>5.408333333</text:p>
          </table:table-cell>
          <table:table-cell office:value-type="float" office:value="5.8016666666666667" table:style-name="ce4">
            <text:p>5.801666667</text:p>
          </table:table-cell>
          <table:table-cell office:value-type="float" office:value="5.9" table:style-name="ce4">
            <text:p>5.9</text:p>
          </table:table-cell>
          <table:table-cell office:value-type="float" office:value="5.7525000000000004" table:style-name="ce4">
            <text:p>5.7525</text:p>
          </table:table-cell>
          <table:table-cell office:value-type="float" office:value="5.1625000000000005" table:style-name="ce4">
            <text:p>5.1625</text:p>
          </table:table-cell>
          <table:table-cell office:value-type="float" office:value="4.4250000000000007" table:style-name="ce4">
            <text:p>4.425</text:p>
          </table:table-cell>
          <table:table-cell office:value-type="float" office:value="3.785833333333334" table:style-name="ce4">
            <text:p>3.78583333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P_Profiles_Load_incr" table:style-name="ta1">
        <table:table-column table:style-name="co1" table:number-columns-repeated="16384" table:default-cell-style-name="ce1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.155" table:style-name="ce4">
            <text:p>1.155</text:p>
          </table:table-cell>
          <table:table-cell office:value-type="float" office:value="1.1366666666666667" table:style-name="ce4">
            <text:p>1.136666667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1.0633333333333332" table:style-name="ce4">
            <text:p>1.063333333</text:p>
          </table:table-cell>
          <table:table-cell office:value-type="float" office:value="1.0816666666666668" table:style-name="ce4">
            <text:p>1.081666667</text:p>
          </table:table-cell>
          <table:table-cell office:value-type="float" office:value="1.1916666666666667" table:style-name="ce4">
            <text:p>1.191666667</text:p>
          </table:table-cell>
          <table:table-cell office:value-type="float" office:value="1.32" table:style-name="ce4">
            <text:p>1.32</text:p>
          </table:table-cell>
          <table:table-cell office:value-type="float" office:value="1.5583333333333333" table:style-name="ce4">
            <text:p>1.558333333</text:p>
          </table:table-cell>
          <table:table-cell office:value-type="float" office:value="1.7416666666666667" table:style-name="ce4">
            <text:p>1.741666667</text:p>
          </table:table-cell>
          <table:table-cell office:value-type="float" office:value="1.8149999999999999" table:style-name="ce4">
            <text:p>1.815</text:p>
          </table:table-cell>
          <table:table-cell office:value-type="float" office:value="1.8333333333333333" table:style-name="ce4">
            <text:p>1.833333333</text:p>
          </table:table-cell>
          <table:table-cell office:value-type="float" office:value="1.8149999999999999" table:style-name="ce4">
            <text:p>1.815</text:p>
          </table:table-cell>
          <table:table-cell office:value-type="float" office:value="1.7050000000000001" table:style-name="ce4">
            <text:p>1.705</text:p>
          </table:table-cell>
          <table:table-cell office:value-type="float" office:value="1.6866666666666668" table:style-name="ce4">
            <text:p>1.686666667</text:p>
          </table:table-cell>
          <table:table-cell office:value-type="float" office:value="1.65" table:style-name="ce4">
            <text:p>1.65</text:p>
          </table:table-cell>
          <table:table-cell office:value-type="float" office:value="1.6133333333333333" table:style-name="ce4">
            <text:p>1.613333333</text:p>
          </table:table-cell>
          <table:table-cell office:value-type="float" office:value="1.6666666666666667" table:style-name="ce4">
            <text:p>1.666666667</text:p>
          </table:table-cell>
          <table:table-cell office:value-type="float" office:value="1.8333333333333333" table:style-name="ce4">
            <text:p>1.833333333</text:p>
          </table:table-cell>
          <table:table-cell office:value-type="float" office:value="1.9666666666666666" table:style-name="ce4">
            <text:p>1.966666667</text:p>
          </table:table-cell>
          <table:table-cell office:value-type="float" office:value="2" table:style-name="ce4">
            <text:p>2</text:p>
          </table:table-cell>
          <table:table-cell office:value-type="float" office:value="1.95" table:style-name="ce4">
            <text:p>1.95</text:p>
          </table:table-cell>
          <table:table-cell office:value-type="float" office:value="1.75" table:style-name="ce4">
            <text:p>1.75</text:p>
          </table:table-cell>
          <table:table-cell office:value-type="float" office:value="1.5" table:style-name="ce4">
            <text:p>1.5</text:p>
          </table:table-cell>
          <table:table-cell office:value-type="float" office:value="1.2833333333333334" table:style-name="ce4">
            <text:p>1.283333333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.7324999999999999" table:style-name="ce4">
            <text:p>1.7325</text:p>
          </table:table-cell>
          <table:table-cell office:value-type="float" office:value="1.7050000000000001" table:style-name="ce4">
            <text:p>1.705</text:p>
          </table:table-cell>
          <table:table-cell office:value-type="float" office:value="1.6500000000000001" table:style-name="ce4">
            <text:p>1.65</text:p>
          </table:table-cell>
          <table:table-cell office:value-type="float" office:value="1.5949999999999998" table:style-name="ce4">
            <text:p>1.595</text:p>
          </table:table-cell>
          <table:table-cell office:value-type="float" office:value="1.6225000000000001" table:style-name="ce4">
            <text:p>1.6225</text:p>
          </table:table-cell>
          <table:table-cell office:value-type="float" office:value="1.7875000000000001" table:style-name="ce4">
            <text:p>1.7875</text:p>
          </table:table-cell>
          <table:table-cell office:value-type="float" office:value="1.98" table:style-name="ce4">
            <text:p>1.98</text:p>
          </table:table-cell>
          <table:table-cell office:value-type="float" office:value="2.3374999999999999" table:style-name="ce4">
            <text:p>2.3375</text:p>
          </table:table-cell>
          <table:table-cell office:value-type="float" office:value="2.6124999999999998" table:style-name="ce4">
            <text:p>2.6125</text:p>
          </table:table-cell>
          <table:table-cell office:value-type="float" office:value="2.7225000000000001" table:style-name="ce4">
            <text:p>2.7225</text:p>
          </table:table-cell>
          <table:table-cell office:value-type="float" office:value="2.75" table:style-name="ce4">
            <text:p>2.75</text:p>
          </table:table-cell>
          <table:table-cell office:value-type="float" office:value="2.7225000000000001" table:style-name="ce4">
            <text:p>2.7225</text:p>
          </table:table-cell>
          <table:table-cell office:value-type="float" office:value="2.5575000000000001" table:style-name="ce4">
            <text:p>2.5575</text:p>
          </table:table-cell>
          <table:table-cell office:value-type="float" office:value="2.5300000000000002" table:style-name="ce4">
            <text:p>2.53</text:p>
          </table:table-cell>
          <table:table-cell office:value-type="float" office:value="2.4749999999999996" table:style-name="ce4">
            <text:p>2.475</text:p>
          </table:table-cell>
          <table:table-cell office:value-type="float" office:value="2.42" table:style-name="ce4">
            <text:p>2.42</text:p>
          </table:table-cell>
          <table:table-cell office:value-type="float" office:value="2.5" table:style-name="ce4">
            <text:p>2.5</text:p>
          </table:table-cell>
          <table:table-cell office:value-type="float" office:value="2.75" table:style-name="ce4">
            <text:p>2.75</text:p>
          </table:table-cell>
          <table:table-cell office:value-type="float" office:value="2.9499999999999997" table:style-name="ce4">
            <text:p>2.95</text:p>
          </table:table-cell>
          <table:table-cell office:value-type="float" office:value="3" table:style-name="ce4">
            <text:p>3</text:p>
          </table:table-cell>
          <table:table-cell office:value-type="float" office:value="2.9249999999999998" table:style-name="ce4">
            <text:p>2.925</text:p>
          </table:table-cell>
          <table:table-cell office:value-type="float" office:value="2.625" table:style-name="ce4">
            <text:p>2.625</text:p>
          </table:table-cell>
          <table:table-cell office:value-type="float" office:value="2.25" table:style-name="ce4">
            <text:p>2.25</text:p>
          </table:table-cell>
          <table:table-cell office:value-type="float" office:value="1.9250000000000003" table:style-name="ce4">
            <text:p>1.925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57750000000000001" table:style-name="ce4">
            <text:p>0.5775</text:p>
          </table:table-cell>
          <table:table-cell office:value-type="float" office:value="0.56833333333333336" table:style-name="ce4">
            <text:p>0.568333333</text:p>
          </table:table-cell>
          <table:table-cell office:value-type="float" office:value="0.55000000000000004" table:style-name="ce4">
            <text:p>0.55</text:p>
          </table:table-cell>
          <table:table-cell office:value-type="float" office:value="0.53166666666666662" table:style-name="ce4">
            <text:p>0.531666667</text:p>
          </table:table-cell>
          <table:table-cell office:value-type="float" office:value="0.54083333333333339" table:style-name="ce4">
            <text:p>0.540833333</text:p>
          </table:table-cell>
          <table:table-cell office:value-type="float" office:value="0.59583333333333333" table:style-name="ce4">
            <text:p>0.595833333</text:p>
          </table:table-cell>
          <table:table-cell office:value-type="float" office:value="0.66" table:style-name="ce4">
            <text:p>0.66</text:p>
          </table:table-cell>
          <table:table-cell office:value-type="float" office:value="0.77916666666666667" table:style-name="ce4">
            <text:p>0.779166667</text:p>
          </table:table-cell>
          <table:table-cell office:value-type="float" office:value="0.87083333333333335" table:style-name="ce4">
            <text:p>0.870833333</text:p>
          </table:table-cell>
          <table:table-cell office:value-type="float" office:value="0.90749999999999997" table:style-name="ce4">
            <text:p>0.9075</text:p>
          </table:table-cell>
          <table:table-cell office:value-type="float" office:value="0.91666666666666663" table:style-name="ce4">
            <text:p>0.916666667</text:p>
          </table:table-cell>
          <table:table-cell office:value-type="float" office:value="0.90749999999999997" table:style-name="ce4">
            <text:p>0.9075</text:p>
          </table:table-cell>
          <table:table-cell office:value-type="float" office:value="0.85250000000000004" table:style-name="ce4">
            <text:p>0.8525</text:p>
          </table:table-cell>
          <table:table-cell office:value-type="float" office:value="0.84333333333333338" table:style-name="ce4">
            <text:p>0.843333333</text:p>
          </table:table-cell>
          <table:table-cell office:value-type="float" office:value="0.82499999999999996" table:style-name="ce4">
            <text:p>0.825</text:p>
          </table:table-cell>
          <table:table-cell office:value-type="float" office:value="0.80666666666666664" table:style-name="ce4">
            <text:p>0.806666667</text:p>
          </table:table-cell>
          <table:table-cell office:value-type="float" office:value="0.83333333333333337" table:style-name="ce4">
            <text:p>0.833333333</text:p>
          </table:table-cell>
          <table:table-cell office:value-type="float" office:value="0.91666666666666663" table:style-name="ce4">
            <text:p>0.916666667</text:p>
          </table:table-cell>
          <table:table-cell office:value-type="float" office:value="0.98333333333333328" table:style-name="ce4">
            <text:p>0.983333333</text:p>
          </table:table-cell>
          <table:table-cell office:value-type="float" office:value="1" table:style-name="ce4">
            <text:p>1</text:p>
          </table:table-cell>
          <table:table-cell office:value-type="float" office:value="0.97499999999999998" table:style-name="ce4">
            <text:p>0.975</text:p>
          </table:table-cell>
          <table:table-cell office:value-type="float" office:value="0.875" table:style-name="ce4">
            <text:p>0.875</text:p>
          </table:table-cell>
          <table:table-cell office:value-type="float" office:value="0.75" table:style-name="ce4">
            <text:p>0.75</text:p>
          </table:table-cell>
          <table:table-cell office:value-type="float" office:value="0.64166666666666672" table:style-name="ce4">
            <text:p>0.641666667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.617" table:style-name="ce4">
            <text:p>1.617</text:p>
          </table:table-cell>
          <table:table-cell office:value-type="float" office:value="1.5913333333333333" table:style-name="ce4">
            <text:p>1.591333333</text:p>
          </table:table-cell>
          <table:table-cell office:value-type="float" office:value="1.54" table:style-name="ce4">
            <text:p>1.54</text:p>
          </table:table-cell>
          <table:table-cell office:value-type="float" office:value="1.4886666666666664" table:style-name="ce4">
            <text:p>1.488666667</text:p>
          </table:table-cell>
          <table:table-cell office:value-type="float" office:value="1.5143333333333333" table:style-name="ce4">
            <text:p>1.514333333</text:p>
          </table:table-cell>
          <table:table-cell office:value-type="float" office:value="1.6683333333333332" table:style-name="ce4">
            <text:p>1.668333333</text:p>
          </table:table-cell>
          <table:table-cell office:value-type="float" office:value="1.8479999999999999" table:style-name="ce4">
            <text:p>1.848</text:p>
          </table:table-cell>
          <table:table-cell office:value-type="float" office:value="2.1816666666666666" table:style-name="ce4">
            <text:p>2.181666667</text:p>
          </table:table-cell>
          <table:table-cell office:value-type="float" office:value="2.438333333333333" table:style-name="ce4">
            <text:p>2.438333333</text:p>
          </table:table-cell>
          <table:table-cell office:value-type="float" office:value="2.5409999999999999" table:style-name="ce4">
            <text:p>2.541</text:p>
          </table:table-cell>
          <table:table-cell office:value-type="float" office:value="2.5666666666666664" table:style-name="ce4">
            <text:p>2.566666667</text:p>
          </table:table-cell>
          <table:table-cell office:value-type="float" office:value="2.5409999999999999" table:style-name="ce4">
            <text:p>2.541</text:p>
          </table:table-cell>
          <table:table-cell office:value-type="float" office:value="2.387" table:style-name="ce4">
            <text:p>2.387</text:p>
          </table:table-cell>
          <table:table-cell office:value-type="float" office:value="2.3613333333333335" table:style-name="ce4">
            <text:p>2.361333333</text:p>
          </table:table-cell>
          <table:table-cell office:value-type="float" office:value="2.3099999999999996" table:style-name="ce4">
            <text:p>2.31</text:p>
          </table:table-cell>
          <table:table-cell office:value-type="float" office:value="2.2586666666666666" table:style-name="ce4">
            <text:p>2.258666667</text:p>
          </table:table-cell>
          <table:table-cell office:value-type="float" office:value="2.3333333333333335" table:style-name="ce4">
            <text:p>2.333333333</text:p>
          </table:table-cell>
          <table:table-cell office:value-type="float" office:value="2.5666666666666664" table:style-name="ce4">
            <text:p>2.566666667</text:p>
          </table:table-cell>
          <table:table-cell office:value-type="float" office:value="2.753333333333333" table:style-name="ce4">
            <text:p>2.753333333</text:p>
          </table:table-cell>
          <table:table-cell office:value-type="float" office:value="2.8" table:style-name="ce4">
            <text:p>2.8</text:p>
          </table:table-cell>
          <table:table-cell office:value-type="float" office:value="2.73" table:style-name="ce4">
            <text:p>2.73</text:p>
          </table:table-cell>
          <table:table-cell office:value-type="float" office:value="2.4499999999999997" table:style-name="ce4">
            <text:p>2.45</text:p>
          </table:table-cell>
          <table:table-cell office:value-type="float" office:value="2.0999999999999996" table:style-name="ce4">
            <text:p>2.1</text:p>
          </table:table-cell>
          <table:table-cell office:value-type="float" office:value="1.7966666666666666" table:style-name="ce4">
            <text:p>1.796666667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2.3228204999999997" table:style-name="ce4">
            <text:p>2.3228205</text:p>
          </table:table-cell>
          <table:table-cell office:value-type="float" office:value="2.2859503333333331" table:style-name="ce4">
            <text:p>2.285950333</text:p>
          </table:table-cell>
          <table:table-cell office:value-type="float" office:value="2.2122100000000002" table:style-name="ce4">
            <text:p>2.21221</text:p>
          </table:table-cell>
          <table:table-cell office:value-type="float" office:value="2.1384696666666665" table:style-name="ce4">
            <text:p>2.138469667</text:p>
          </table:table-cell>
          <table:table-cell office:value-type="float" office:value="2.1753398333333336" table:style-name="ce4">
            <text:p>2.175339833</text:p>
          </table:table-cell>
          <table:table-cell office:value-type="float" office:value="2.396560833333333" table:style-name="ce4">
            <text:p>2.396560833</text:p>
          </table:table-cell>
          <table:table-cell office:value-type="float" office:value="2.654652" table:style-name="ce4">
            <text:p>2.654652</text:p>
          </table:table-cell>
          <table:table-cell office:value-type="float" office:value="3.1339641666666664" table:style-name="ce4">
            <text:p>3.133964167</text:p>
          </table:table-cell>
          <table:table-cell office:value-type="float" office:value="3.5026658333333334" table:style-name="ce4">
            <text:p>3.502665833</text:p>
          </table:table-cell>
          <table:table-cell office:value-type="float" office:value="3.6501464999999995" table:style-name="ce4">
            <text:p>3.6501465</text:p>
          </table:table-cell>
          <table:table-cell office:value-type="float" office:value="3.6870166666666662" table:style-name="ce4">
            <text:p>3.687016667</text:p>
          </table:table-cell>
          <table:table-cell office:value-type="float" office:value="3.6501464999999995" table:style-name="ce4">
            <text:p>3.6501465</text:p>
          </table:table-cell>
          <table:table-cell office:value-type="float" office:value="3.4289255000000001" table:style-name="ce4">
            <text:p>3.4289255</text:p>
          </table:table-cell>
          <table:table-cell office:value-type="float" office:value="3.3920553333333334" table:style-name="ce4">
            <text:p>3.392055333</text:p>
          </table:table-cell>
          <table:table-cell office:value-type="float" office:value="3.3183149999999997" table:style-name="ce4">
            <text:p>3.318315</text:p>
          </table:table-cell>
          <table:table-cell office:value-type="float" office:value="3.2445746666666664" table:style-name="ce4">
            <text:p>3.244574667</text:p>
          </table:table-cell>
          <table:table-cell office:value-type="float" office:value="3.3518333333333334" table:style-name="ce4">
            <text:p>3.351833333</text:p>
          </table:table-cell>
          <table:table-cell office:value-type="float" office:value="3.6870166666666662" table:style-name="ce4">
            <text:p>3.687016667</text:p>
          </table:table-cell>
          <table:table-cell office:value-type="float" office:value="3.9551633333333327" table:style-name="ce4">
            <text:p>3.955163333</text:p>
          </table:table-cell>
          <table:table-cell office:value-type="float" office:value="4.0221999999999998" table:style-name="ce4">
            <text:p>4.0222</text:p>
          </table:table-cell>
          <table:table-cell office:value-type="float" office:value="3.9216449999999998" table:style-name="ce4">
            <text:p>3.921645</text:p>
          </table:table-cell>
          <table:table-cell office:value-type="float" office:value="3.519425" table:style-name="ce4">
            <text:p>3.519425</text:p>
          </table:table-cell>
          <table:table-cell office:value-type="float" office:value="3.0166499999999998" table:style-name="ce4">
            <text:p>3.01665</text:p>
          </table:table-cell>
          <table:table-cell office:value-type="float" office:value="2.5809116666666667" table:style-name="ce4">
            <text:p>2.580911667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.1619877500000002" table:style-name="ce4">
            <text:p>1.16198775</text:p>
          </table:table-cell>
          <table:table-cell office:value-type="float" office:value="1.1435435000000003" table:style-name="ce4">
            <text:p>1.1435435</text:p>
          </table:table-cell>
          <table:table-cell office:value-type="float" office:value="1.1066550000000002" table:style-name="ce4">
            <text:p>1.106655</text:p>
          </table:table-cell>
          <table:table-cell office:value-type="float" office:value="1.0697665000000001" table:style-name="ce4">
            <text:p>1.0697665</text:p>
          </table:table-cell>
          <table:table-cell office:value-type="float" office:value="1.0882107500000002" table:style-name="ce4">
            <text:p>1.08821075</text:p>
          </table:table-cell>
          <table:table-cell office:value-type="float" office:value="1.1988762500000001" table:style-name="ce4">
            <text:p>1.19887625</text:p>
          </table:table-cell>
          <table:table-cell office:value-type="float" office:value="1.3279860000000001" table:style-name="ce4">
            <text:p>1.327986</text:p>
            <draw:frame draw:z-index="1" draw:id="id0" draw:style-name="a0" draw:name="Chart 1" svg:x="0.58333in" svg:y="0.1874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.5677612500000002" table:style-name="ce4">
            <text:p>1.56776125</text:p>
          </table:table-cell>
          <table:table-cell office:value-type="float" office:value="1.7522037500000003" table:style-name="ce4">
            <text:p>1.75220375</text:p>
          </table:table-cell>
          <table:table-cell office:value-type="float" office:value="1.82598075" table:style-name="ce4">
            <text:p>1.82598075</text:p>
          </table:table-cell>
          <table:table-cell office:value-type="float" office:value="1.8444250000000002" table:style-name="ce4">
            <text:p>1.844425</text:p>
          </table:table-cell>
          <table:table-cell office:value-type="float" office:value="1.82598075" table:style-name="ce4">
            <text:p>1.82598075</text:p>
          </table:table-cell>
          <table:table-cell office:value-type="float" office:value="1.7153152500000002" table:style-name="ce4">
            <text:p>1.71531525</text:p>
          </table:table-cell>
          <table:table-cell office:value-type="float" office:value="1.6968710000000002" table:style-name="ce4">
            <text:p>1.696871</text:p>
          </table:table-cell>
          <table:table-cell office:value-type="float" office:value="1.6599825000000001" table:style-name="ce4">
            <text:p>1.6599825</text:p>
          </table:table-cell>
          <table:table-cell office:value-type="float" office:value="1.623094" table:style-name="ce4">
            <text:p>1.623094</text:p>
          </table:table-cell>
          <table:table-cell office:value-type="float" office:value="1.6767500000000002" table:style-name="ce4">
            <text:p>1.67675</text:p>
          </table:table-cell>
          <table:table-cell office:value-type="float" office:value="1.8444250000000002" table:style-name="ce4">
            <text:p>1.844425</text:p>
          </table:table-cell>
          <table:table-cell office:value-type="float" office:value="1.9785650000000001" table:style-name="ce4">
            <text:p>1.978565</text:p>
          </table:table-cell>
          <table:table-cell office:value-type="float" office:value="2.0121000000000002" table:style-name="ce4">
            <text:p>2.0121</text:p>
          </table:table-cell>
          <table:table-cell office:value-type="float" office:value="1.9617975000000001" table:style-name="ce4">
            <text:p>1.9617975</text:p>
          </table:table-cell>
          <table:table-cell office:value-type="float" office:value="1.7605875000000002" table:style-name="ce4">
            <text:p>1.7605875</text:p>
          </table:table-cell>
          <table:table-cell office:value-type="float" office:value="1.5090750000000002" table:style-name="ce4">
            <text:p>1.509075</text:p>
          </table:table-cell>
          <table:table-cell office:value-type="float" office:value="1.2910975000000002" table:style-name="ce4">
            <text:p>1.2910975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.89055119999999999" table:style-name="ce4">
            <text:p>0.8905512</text:p>
          </table:table-cell>
          <table:table-cell office:value-type="float" office:value="0.8764154666666667" table:style-name="ce4">
            <text:p>0.876415467</text:p>
          </table:table-cell>
          <table:table-cell office:value-type="float" office:value="0.84814400000000001" table:style-name="ce4">
            <text:p>0.848144</text:p>
          </table:table-cell>
          <table:table-cell office:value-type="float" office:value="0.81987253333333321" table:style-name="ce4">
            <text:p>0.819872533</text:p>
          </table:table-cell>
          <table:table-cell office:value-type="float" office:value="0.83400826666666672" table:style-name="ce4">
            <text:p>0.834008267</text:p>
          </table:table-cell>
          <table:table-cell office:value-type="float" office:value="0.91882266666666657" table:style-name="ce4">
            <text:p>0.918822667</text:p>
          </table:table-cell>
          <table:table-cell office:value-type="float" office:value="1.0177727999999999" table:style-name="ce4">
            <text:p>1.0177728</text:p>
          </table:table-cell>
          <table:table-cell office:value-type="float" office:value="1.2015373333333332" table:style-name="ce4">
            <text:p>1.201537333</text:p>
          </table:table-cell>
          <table:table-cell office:value-type="float" office:value="1.3428946666666666" table:style-name="ce4">
            <text:p>1.342894667</text:p>
          </table:table-cell>
          <table:table-cell office:value-type="float" office:value="1.3994375999999999" table:style-name="ce4">
            <text:p>1.3994376</text:p>
          </table:table-cell>
          <table:table-cell office:value-type="float" office:value="1.4135733333333331" table:style-name="ce4">
            <text:p>1.413573333</text:p>
          </table:table-cell>
          <table:table-cell office:value-type="float" office:value="1.3994375999999999" table:style-name="ce4">
            <text:p>1.3994376</text:p>
          </table:table-cell>
          <table:table-cell office:value-type="float" office:value="1.3146232" table:style-name="ce4">
            <text:p>1.3146232</text:p>
          </table:table-cell>
          <table:table-cell office:value-type="float" office:value="1.3004874666666666" table:style-name="ce4">
            <text:p>1.300487467</text:p>
          </table:table-cell>
          <table:table-cell office:value-type="float" office:value="1.2722159999999998" table:style-name="ce4">
            <text:p>1.272216</text:p>
          </table:table-cell>
          <table:table-cell office:value-type="float" office:value="1.2439445333333332" table:style-name="ce4">
            <text:p>1.243944533</text:p>
          </table:table-cell>
          <table:table-cell office:value-type="float" office:value="1.2850666666666666" table:style-name="ce4">
            <text:p>1.285066667</text:p>
          </table:table-cell>
          <table:table-cell office:value-type="float" office:value="1.4135733333333331" table:style-name="ce4">
            <text:p>1.413573333</text:p>
          </table:table-cell>
          <table:table-cell office:value-type="float" office:value="1.5163786666666665" table:style-name="ce4">
            <text:p>1.516378667</text:p>
          </table:table-cell>
          <table:table-cell office:value-type="float" office:value="1.5420799999999999" table:style-name="ce4">
            <text:p>1.54208</text:p>
          </table:table-cell>
          <table:table-cell office:value-type="float" office:value="1.5035279999999998" table:style-name="ce4">
            <text:p>1.503528</text:p>
          </table:table-cell>
          <table:table-cell office:value-type="float" office:value="1.3493199999999999" table:style-name="ce4">
            <text:p>1.34932</text:p>
          </table:table-cell>
          <table:table-cell office:value-type="float" office:value="1.1565599999999998" table:style-name="ce4">
            <text:p>1.15656</text:p>
          </table:table-cell>
          <table:table-cell office:value-type="float" office:value="0.98950133333333334" table:style-name="ce4">
            <text:p>0.989501333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.0978601499999998" table:style-name="ce4">
            <text:p>3.09786015</text:p>
          </table:table-cell>
          <table:table-cell office:value-type="float" office:value="3.0486877666666667" table:style-name="ce4">
            <text:p>3.048687767</text:p>
          </table:table-cell>
          <table:table-cell office:value-type="float" office:value="2.9503430000000002" table:style-name="ce4">
            <text:p>2.950343</text:p>
          </table:table-cell>
          <table:table-cell office:value-type="float" office:value="2.8519982333333331" table:style-name="ce4">
            <text:p>2.851998233</text:p>
          </table:table-cell>
          <table:table-cell office:value-type="float" office:value="2.9011706166666666" table:style-name="ce4">
            <text:p>2.901170617</text:p>
          </table:table-cell>
          <table:table-cell office:value-type="float" office:value="3.1962049166666664" table:style-name="ce4">
            <text:p>3.196204917</text:p>
          </table:table-cell>
          <table:table-cell office:value-type="float" office:value="3.5404116000000001" table:style-name="ce4">
            <text:p>3.5404116</text:p>
          </table:table-cell>
          <table:table-cell office:value-type="float" office:value="4.1796525833333336" table:style-name="ce4">
            <text:p>4.179652583</text:p>
          </table:table-cell>
          <table:table-cell office:value-type="float" office:value="4.6713764166666669" table:style-name="ce4">
            <text:p>4.671376417</text:p>
          </table:table-cell>
          <table:table-cell office:value-type="float" office:value="4.8680659500000001" table:style-name="ce4">
            <text:p>4.86806595</text:p>
          </table:table-cell>
          <table:table-cell office:value-type="float" office:value="4.9172383333333327" table:style-name="ce4">
            <text:p>4.917238333</text:p>
          </table:table-cell>
          <table:table-cell office:value-type="float" office:value="4.8680659500000001" table:style-name="ce4">
            <text:p>4.86806595</text:p>
          </table:table-cell>
          <table:table-cell office:value-type="float" office:value="4.5730316499999999" table:style-name="ce4">
            <text:p>4.57303165</text:p>
          </table:table-cell>
          <table:table-cell office:value-type="float" office:value="4.5238592666666664" table:style-name="ce4">
            <text:p>4.523859267</text:p>
          </table:table-cell>
          <table:table-cell office:value-type="float" office:value="4.4255144999999994" table:style-name="ce4">
            <text:p>4.4255145</text:p>
          </table:table-cell>
          <table:table-cell office:value-type="float" office:value="4.3271697333333332" table:style-name="ce4">
            <text:p>4.327169733</text:p>
          </table:table-cell>
          <table:table-cell office:value-type="float" office:value="4.4702166666666665" table:style-name="ce4">
            <text:p>4.470216667</text:p>
          </table:table-cell>
          <table:table-cell office:value-type="float" office:value="4.9172383333333327" table:style-name="ce4">
            <text:p>4.917238333</text:p>
          </table:table-cell>
          <table:table-cell office:value-type="float" office:value="5.2748556666666664" table:style-name="ce4">
            <text:p>5.274855667</text:p>
          </table:table-cell>
          <table:table-cell office:value-type="float" office:value="5.3642599999999998" table:style-name="ce4">
            <text:p>5.36426</text:p>
          </table:table-cell>
          <table:table-cell office:value-type="float" office:value="5.2301535000000001" table:style-name="ce4">
            <text:p>5.2301535</text:p>
          </table:table-cell>
          <table:table-cell office:value-type="float" office:value="4.6937274999999996" table:style-name="ce4">
            <text:p>4.6937275</text:p>
          </table:table-cell>
          <table:table-cell office:value-type="float" office:value="4.0231949999999994" table:style-name="ce4">
            <text:p>4.023195</text:p>
          </table:table-cell>
          <table:table-cell office:value-type="float" office:value="3.4420668333333335" table:style-name="ce4">
            <text:p>3.442066833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2.7109178250000001" table:style-name="ce4">
            <text:p>2.710917825</text:p>
          </table:table-cell>
          <table:table-cell office:value-type="float" office:value="2.6678873833333334" table:style-name="ce4">
            <text:p>2.667887383</text:p>
          </table:table-cell>
          <table:table-cell office:value-type="float" office:value="2.5818265000000005" table:style-name="ce4">
            <text:p>2.5818265</text:p>
          </table:table-cell>
          <table:table-cell office:value-type="float" office:value="2.4957656166666666" table:style-name="ce4">
            <text:p>2.495765617</text:p>
          </table:table-cell>
          <table:table-cell office:value-type="float" office:value="2.5387960583333338" table:style-name="ce4">
            <text:p>2.538796058</text:p>
          </table:table-cell>
          <table:table-cell office:value-type="float" office:value="2.7969787083333335" table:style-name="ce4">
            <text:p>2.796978708</text:p>
          </table:table-cell>
          <table:table-cell office:value-type="float" office:value="3.0981918000000004" table:style-name="ce4">
            <text:p>3.0981918</text:p>
          </table:table-cell>
          <table:table-cell office:value-type="float" office:value="3.657587541666667" table:style-name="ce4">
            <text:p>3.657587542</text:p>
          </table:table-cell>
          <table:table-cell office:value-type="float" office:value="4.0878919583333335" table:style-name="ce4">
            <text:p>4.087891958</text:p>
          </table:table-cell>
          <table:table-cell office:value-type="float" office:value="4.2600137250000003" table:style-name="ce4">
            <text:p>4.260013725</text:p>
          </table:table-cell>
          <table:table-cell office:value-type="float" office:value="4.303044166666667" table:style-name="ce4">
            <text:p>4.303044167</text:p>
          </table:table-cell>
          <table:table-cell office:value-type="float" office:value="4.2600137250000003" table:style-name="ce4">
            <text:p>4.260013725</text:p>
          </table:table-cell>
          <table:table-cell office:value-type="float" office:value="4.0018310750000001" table:style-name="ce4">
            <text:p>4.001831075</text:p>
          </table:table-cell>
          <table:table-cell office:value-type="float" office:value="3.9588006333333339" table:style-name="ce4">
            <text:p>3.958800633</text:p>
          </table:table-cell>
          <table:table-cell office:value-type="float" office:value="3.87273975" table:style-name="ce4">
            <text:p>3.87273975</text:p>
          </table:table-cell>
          <table:table-cell office:value-type="float" office:value="3.7866788666666666" table:style-name="ce4">
            <text:p>3.786678867</text:p>
          </table:table-cell>
          <table:table-cell office:value-type="float" office:value="3.9118583333333334" table:style-name="ce4">
            <text:p>3.911858333</text:p>
          </table:table-cell>
          <table:table-cell office:value-type="float" office:value="4.303044166666667" table:style-name="ce4">
            <text:p>4.303044167</text:p>
          </table:table-cell>
          <table:table-cell office:value-type="float" office:value="4.6159928333333333" table:style-name="ce4">
            <text:p>4.615992833</text:p>
          </table:table-cell>
          <table:table-cell office:value-type="float" office:value="4.6942300000000001" table:style-name="ce4">
            <text:p>4.69423</text:p>
          </table:table-cell>
          <table:table-cell office:value-type="float" office:value="4.5768742500000004" table:style-name="ce4">
            <text:p>4.57687425</text:p>
          </table:table-cell>
          <table:table-cell office:value-type="float" office:value="4.1074512500000004" table:style-name="ce4">
            <text:p>4.10745125</text:p>
          </table:table-cell>
          <table:table-cell office:value-type="float" office:value="3.5206724999999999" table:style-name="ce4">
            <text:p>3.5206725</text:p>
          </table:table-cell>
          <table:table-cell office:value-type="float" office:value="3.012130916666667" table:style-name="ce4">
            <text:p>3.012130917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.69299999999999995" table:style-name="ce4">
            <text:p>0.693</text:p>
          </table:table-cell>
          <table:table-cell office:value-type="float" office:value="0.68200000000000005" table:style-name="ce4">
            <text:p>0.682</text:p>
          </table:table-cell>
          <table:table-cell office:value-type="float" office:value="0.66" table:style-name="ce4">
            <text:p>0.66</text:p>
          </table:table-cell>
          <table:table-cell office:value-type="float" office:value="0.6379999999999999" table:style-name="ce4">
            <text:p>0.638</text:p>
          </table:table-cell>
          <table:table-cell office:value-type="float" office:value="0.64900000000000002" table:style-name="ce4">
            <text:p>0.649</text:p>
          </table:table-cell>
          <table:table-cell office:value-type="float" office:value="0.71499999999999997" table:style-name="ce4">
            <text:p>0.715</text:p>
          </table:table-cell>
          <table:table-cell office:value-type="float" office:value="0.79200000000000004" table:style-name="ce4">
            <text:p>0.792</text:p>
          </table:table-cell>
          <table:table-cell office:value-type="float" office:value="0.93499999999999994" table:style-name="ce4">
            <text:p>0.935</text:p>
          </table:table-cell>
          <table:table-cell office:value-type="float" office:value="1.0449999999999999" table:style-name="ce4">
            <text:p>1.045</text:p>
          </table:table-cell>
          <table:table-cell office:value-type="float" office:value="1.089" table:style-name="ce4">
            <text:p>1.089</text:p>
          </table:table-cell>
          <table:table-cell office:value-type="float" office:value="1.0999999999999999" table:style-name="ce4">
            <text:p>1.1</text:p>
          </table:table-cell>
          <table:table-cell office:value-type="float" office:value="1.089" table:style-name="ce4">
            <text:p>1.089</text:p>
          </table:table-cell>
          <table:table-cell office:value-type="float" office:value="1.0229999999999999" table:style-name="ce4">
            <text:p>1.023</text:p>
          </table:table-cell>
          <table:table-cell office:value-type="float" office:value="1.012" table:style-name="ce4">
            <text:p>1.012</text:p>
          </table:table-cell>
          <table:table-cell office:value-type="float" office:value="0.98999999999999988" table:style-name="ce4">
            <text:p>0.99</text:p>
          </table:table-cell>
          <table:table-cell office:value-type="float" office:value="0.96799999999999997" table:style-name="ce4">
            <text:p>0.968</text:p>
          </table:table-cell>
          <table:table-cell office:value-type="float" office:value="1" table:style-name="ce4">
            <text:p>1</text:p>
          </table:table-cell>
          <table:table-cell office:value-type="float" office:value="1.0999999999999999" table:style-name="ce4">
            <text:p>1.1</text:p>
          </table:table-cell>
          <table:table-cell office:value-type="float" office:value="1.18" table:style-name="ce4">
            <text:p>1.18</text:p>
          </table:table-cell>
          <table:table-cell office:value-type="float" office:value="1.2" table:style-name="ce4">
            <text:p>1.2</text:p>
          </table:table-cell>
          <table:table-cell office:value-type="float" office:value="1.17" table:style-name="ce4">
            <text:p>1.17</text:p>
          </table:table-cell>
          <table:table-cell office:value-type="float" office:value="1.05" table:style-name="ce4">
            <text:p>1.05</text:p>
          </table:table-cell>
          <table:table-cell office:value-type="float" office:value="0.89999999999999991" table:style-name="ce4">
            <text:p>0.9</text:p>
          </table:table-cell>
          <table:table-cell office:value-type="float" office:value="0.77" table:style-name="ce4">
            <text:p>0.77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.3859999999999999" table:style-name="ce4">
            <text:p>1.386</text:p>
          </table:table-cell>
          <table:table-cell office:value-type="float" office:value="1.3640000000000001" table:style-name="ce4">
            <text:p>1.364</text:p>
          </table:table-cell>
          <table:table-cell office:value-type="float" office:value="1.32" table:style-name="ce4">
            <text:p>1.32</text:p>
          </table:table-cell>
          <table:table-cell office:value-type="float" office:value="1.2759999999999998" table:style-name="ce4">
            <text:p>1.276</text:p>
          </table:table-cell>
          <table:table-cell office:value-type="float" office:value="1.298" table:style-name="ce4">
            <text:p>1.298</text:p>
          </table:table-cell>
          <table:table-cell office:value-type="float" office:value="1.43" table:style-name="ce4">
            <text:p>1.43</text:p>
          </table:table-cell>
          <table:table-cell office:value-type="float" office:value="1.5840000000000001" table:style-name="ce4">
            <text:p>1.584</text:p>
          </table:table-cell>
          <table:table-cell office:value-type="float" office:value="1.8699999999999999" table:style-name="ce4">
            <text:p>1.87</text:p>
          </table:table-cell>
          <table:table-cell office:value-type="float" office:value="2.09" table:style-name="ce4">
            <text:p>2.09</text:p>
          </table:table-cell>
          <table:table-cell office:value-type="float" office:value="2.1779999999999999" table:style-name="ce4">
            <text:p>2.178</text:p>
          </table:table-cell>
          <table:table-cell office:value-type="float" office:value="2.1999999999999997" table:style-name="ce4">
            <text:p>2.2</text:p>
          </table:table-cell>
          <table:table-cell office:value-type="float" office:value="2.1779999999999999" table:style-name="ce4">
            <text:p>2.178</text:p>
          </table:table-cell>
          <table:table-cell office:value-type="float" office:value="2.0459999999999998" table:style-name="ce4">
            <text:p>2.046</text:p>
          </table:table-cell>
          <table:table-cell office:value-type="float" office:value="2.024" table:style-name="ce4">
            <text:p>2.024</text:p>
          </table:table-cell>
          <table:table-cell office:value-type="float" office:value="1.9799999999999998" table:style-name="ce4">
            <text:p>1.98</text:p>
          </table:table-cell>
          <table:table-cell office:value-type="float" office:value="1.9359999999999999" table:style-name="ce4">
            <text:p>1.936</text:p>
          </table:table-cell>
          <table:table-cell office:value-type="float" office:value="2" table:style-name="ce4">
            <text:p>2</text:p>
          </table:table-cell>
          <table:table-cell office:value-type="float" office:value="2.1999999999999997" table:style-name="ce4">
            <text:p>2.2</text:p>
          </table:table-cell>
          <table:table-cell office:value-type="float" office:value="2.36" table:style-name="ce4">
            <text:p>2.36</text:p>
          </table:table-cell>
          <table:table-cell office:value-type="float" office:value="2.4" table:style-name="ce4">
            <text:p>2.4</text:p>
          </table:table-cell>
          <table:table-cell office:value-type="float" office:value="2.34" table:style-name="ce4">
            <text:p>2.34</text:p>
          </table:table-cell>
          <table:table-cell office:value-type="float" office:value="2.1" table:style-name="ce4">
            <text:p>2.1</text:p>
          </table:table-cell>
          <table:table-cell office:value-type="float" office:value="1.7999999999999998" table:style-name="ce4">
            <text:p>1.8</text:p>
          </table:table-cell>
          <table:table-cell office:value-type="float" office:value="1.54" table:style-name="ce4">
            <text:p>1.54</text:p>
          </table:table-cell>
          <table:table-cell table:number-columns-repeated="1635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2.0789999999999997" table:style-name="ce4">
            <text:p>2.079</text:p>
          </table:table-cell>
          <table:table-cell office:value-type="float" office:value="2.0459999999999998" table:style-name="ce4">
            <text:p>2.046</text:p>
          </table:table-cell>
          <table:table-cell office:value-type="float" office:value="1.98" table:style-name="ce4">
            <text:p>1.98</text:p>
          </table:table-cell>
          <table:table-cell office:value-type="float" office:value="1.9139999999999997" table:style-name="ce4">
            <text:p>1.914</text:p>
          </table:table-cell>
          <table:table-cell office:value-type="float" office:value="1.9470000000000001" table:style-name="ce4">
            <text:p>1.947</text:p>
          </table:table-cell>
          <table:table-cell office:value-type="float" office:value="2.145" table:style-name="ce4">
            <text:p>2.145</text:p>
          </table:table-cell>
          <table:table-cell office:value-type="float" office:value="2.3759999999999999" table:style-name="ce4">
            <text:p>2.376</text:p>
          </table:table-cell>
          <table:table-cell office:value-type="float" office:value="2.8049999999999997" table:style-name="ce4">
            <text:p>2.805</text:p>
          </table:table-cell>
          <table:table-cell office:value-type="float" office:value="3.1349999999999998" table:style-name="ce4">
            <text:p>3.135</text:p>
          </table:table-cell>
          <table:table-cell office:value-type="float" office:value="3.2669999999999999" table:style-name="ce4">
            <text:p>3.267</text:p>
          </table:table-cell>
          <table:table-cell office:value-type="float" office:value="3.3" table:style-name="ce4">
            <text:p>3.3</text:p>
          </table:table-cell>
          <table:table-cell office:value-type="float" office:value="3.2669999999999999" table:style-name="ce4">
            <text:p>3.267</text:p>
          </table:table-cell>
          <table:table-cell office:value-type="float" office:value="3.069" table:style-name="ce4">
            <text:p>3.069</text:p>
          </table:table-cell>
          <table:table-cell office:value-type="float" office:value="3.036" table:style-name="ce4">
            <text:p>3.036</text:p>
          </table:table-cell>
          <table:table-cell office:value-type="float" office:value="2.9699999999999993" table:style-name="ce4">
            <text:p>2.97</text:p>
          </table:table-cell>
          <table:table-cell office:value-type="float" office:value="2.9039999999999999" table:style-name="ce4">
            <text:p>2.904</text:p>
          </table:table-cell>
          <table:table-cell office:value-type="float" office:value="3" table:style-name="ce4">
            <text:p>3</text:p>
          </table:table-cell>
          <table:table-cell office:value-type="float" office:value="3.3" table:style-name="ce4">
            <text:p>3.3</text:p>
          </table:table-cell>
          <table:table-cell office:value-type="float" office:value="3.5399999999999996" table:style-name="ce4">
            <text:p>3.54</text:p>
          </table:table-cell>
          <table:table-cell office:value-type="float" office:value="3.5999999999999996" table:style-name="ce4">
            <text:p>3.6</text:p>
          </table:table-cell>
          <table:table-cell office:value-type="float" office:value="3.51" table:style-name="ce4">
            <text:p>3.51</text:p>
          </table:table-cell>
          <table:table-cell office:value-type="float" office:value="3.15" table:style-name="ce4">
            <text:p>3.15</text:p>
          </table:table-cell>
          <table:table-cell office:value-type="float" office:value="2.6999999999999997" table:style-name="ce4">
            <text:p>2.7</text:p>
          </table:table-cell>
          <table:table-cell office:value-type="float" office:value="2.31" table:style-name="ce4">
            <text:p>2.31</text:p>
          </table:table-cell>
          <table:table-cell table:number-columns-repeated="1635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3.860000000000001" table:style-name="ce4">
            <text:p>13.86</text:p>
          </table:table-cell>
          <table:table-cell office:value-type="float" office:value="13.64" table:style-name="ce4">
            <text:p>13.64</text:p>
          </table:table-cell>
          <table:table-cell office:value-type="float" office:value="13.2" table:style-name="ce4">
            <text:p>13.2</text:p>
          </table:table-cell>
          <table:table-cell office:value-type="float" office:value="12.76" table:style-name="ce4">
            <text:p>12.76</text:p>
          </table:table-cell>
          <table:table-cell office:value-type="float" office:value="12.980000000000002" table:style-name="ce4">
            <text:p>12.98</text:p>
          </table:table-cell>
          <table:table-cell office:value-type="float" office:value="14.299999999999999" table:style-name="ce4">
            <text:p>14.3</text:p>
          </table:table-cell>
          <table:table-cell office:value-type="float" office:value="15.84" table:style-name="ce4">
            <text:p>15.84</text:p>
          </table:table-cell>
          <table:table-cell office:value-type="float" office:value="18.7" table:style-name="ce4">
            <text:p>18.7</text:p>
          </table:table-cell>
          <table:table-cell office:value-type="float" office:value="20.900000000000002" table:style-name="ce4">
            <text:p>20.9</text:p>
          </table:table-cell>
          <table:table-cell office:value-type="float" office:value="21.779999999999998" table:style-name="ce4">
            <text:p>21.78</text:p>
          </table:table-cell>
          <table:table-cell office:value-type="float" office:value="21.999999999999996" table:style-name="ce4">
            <text:p>22</text:p>
          </table:table-cell>
          <table:table-cell office:value-type="float" office:value="21.779999999999998" table:style-name="ce4">
            <text:p>21.78</text:p>
          </table:table-cell>
          <table:table-cell office:value-type="float" office:value="20.46" table:style-name="ce4">
            <text:p>20.46</text:p>
          </table:table-cell>
          <table:table-cell office:value-type="float" office:value="20.239999999999998" table:style-name="ce4">
            <text:p>20.24</text:p>
          </table:table-cell>
          <table:table-cell office:value-type="float" office:value="19.8" table:style-name="ce4">
            <text:p>19.8</text:p>
          </table:table-cell>
          <table:table-cell office:value-type="float" office:value="19.36" table:style-name="ce4">
            <text:p>19.36</text:p>
          </table:table-cell>
          <table:table-cell office:value-type="float" office:value="20" table:style-name="ce4">
            <text:p>20</text:p>
          </table:table-cell>
          <table:table-cell office:value-type="float" office:value="21.999999999999996" table:style-name="ce4">
            <text:p>22</text:p>
          </table:table-cell>
          <table:table-cell office:value-type="float" office:value="23.599999999999998" table:style-name="ce4">
            <text:p>23.6</text:p>
          </table:table-cell>
          <table:table-cell office:value-type="float" office:value="24" table:style-name="ce4">
            <text:p>24</text:p>
          </table:table-cell>
          <table:table-cell office:value-type="float" office:value="23.4" table:style-name="ce4">
            <text:p>23.4</text:p>
          </table:table-cell>
          <table:table-cell office:value-type="float" office:value="21" table:style-name="ce4">
            <text:p>21</text:p>
          </table:table-cell>
          <table:table-cell office:value-type="float" office:value="18" table:style-name="ce4">
            <text:p>18</text:p>
          </table:table-cell>
          <table:table-cell office:value-type="float" office:value="15.4" table:style-name="ce4">
            <text:p>15.4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.5087847399999998" table:style-name="ce4">
            <text:p>2.50878474</text:p>
          </table:table-cell>
          <table:table-cell office:value-type="float" office:value="2.4689627600000001" table:style-name="ce4">
            <text:p>2.46896276</text:p>
          </table:table-cell>
          <table:table-cell office:value-type="float" office:value="2.3893188000000003" table:style-name="ce4">
            <text:p>2.3893188</text:p>
          </table:table-cell>
          <table:table-cell office:value-type="float" office:value="2.3096748399999996" table:style-name="ce4">
            <text:p>2.30967484</text:p>
          </table:table-cell>
          <table:table-cell office:value-type="float" office:value="2.3494968200000002" table:style-name="ce4">
            <text:p>2.34949682</text:p>
          </table:table-cell>
          <table:table-cell office:value-type="float" office:value="2.5884287000000001" table:style-name="ce4">
            <text:p>2.5884287</text:p>
          </table:table-cell>
          <table:table-cell office:value-type="float" office:value="2.8671825600000003" table:style-name="ce4">
            <text:p>2.86718256</text:p>
          </table:table-cell>
          <table:table-cell office:value-type="float" office:value="3.3848682999999999" table:style-name="ce4">
            <text:p>3.3848683</text:p>
          </table:table-cell>
          <table:table-cell office:value-type="float" office:value="3.7830881000000001" table:style-name="ce4">
            <text:p>3.7830881</text:p>
          </table:table-cell>
          <table:table-cell office:value-type="float" office:value="3.9423760199999998" table:style-name="ce4">
            <text:p>3.94237602</text:p>
          </table:table-cell>
          <table:table-cell office:value-type="float" office:value="3.9821979999999999" table:style-name="ce4">
            <text:p>3.982198</text:p>
          </table:table-cell>
          <table:table-cell office:value-type="float" office:value="3.9423760199999998" table:style-name="ce4">
            <text:p>3.94237602</text:p>
          </table:table-cell>
          <table:table-cell office:value-type="float" office:value="3.7034441400000002" table:style-name="ce4">
            <text:p>3.70344414</text:p>
          </table:table-cell>
          <table:table-cell office:value-type="float" office:value="3.6636221600000001" table:style-name="ce4">
            <text:p>3.66362216</text:p>
          </table:table-cell>
          <table:table-cell office:value-type="float" office:value="3.5839781999999998" table:style-name="ce4">
            <text:p>3.5839782</text:p>
          </table:table-cell>
          <table:table-cell office:value-type="float" office:value="3.5043342399999999" table:style-name="ce4">
            <text:p>3.50433424</text:p>
          </table:table-cell>
          <table:table-cell office:value-type="float" office:value="3.62018" table:style-name="ce4">
            <text:p>3.62018</text:p>
          </table:table-cell>
          <table:table-cell office:value-type="float" office:value="3.9821979999999999" table:style-name="ce4">
            <text:p>3.982198</text:p>
          </table:table-cell>
          <table:table-cell office:value-type="float" office:value="4.2718124" table:style-name="ce4">
            <text:p>4.2718124</text:p>
          </table:table-cell>
          <table:table-cell office:value-type="float" office:value="4.3442159999999994" table:style-name="ce4">
            <text:p>4.344216</text:p>
          </table:table-cell>
          <table:table-cell office:value-type="float" office:value="4.2356105999999993" table:style-name="ce4">
            <text:p>4.2356106</text:p>
          </table:table-cell>
          <table:table-cell office:value-type="float" office:value="3.8011889999999995" table:style-name="ce4">
            <text:p>3.801189</text:p>
          </table:table-cell>
          <table:table-cell office:value-type="float" office:value="3.258162" table:style-name="ce4">
            <text:p>3.258162</text:p>
          </table:table-cell>
          <table:table-cell office:value-type="float" office:value="2.7875386000000004" table:style-name="ce4">
            <text:p>2.7875386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.8587160899999997" table:style-name="ce4">
            <text:p>1.85871609</text:p>
          </table:table-cell>
          <table:table-cell office:value-type="float" office:value="1.82921266" table:style-name="ce4">
            <text:p>1.82921266</text:p>
          </table:table-cell>
          <table:table-cell office:value-type="float" office:value="1.7702058000000001" table:style-name="ce4">
            <text:p>1.7702058</text:p>
          </table:table-cell>
          <table:table-cell office:value-type="float" office:value="1.7111989399999998" table:style-name="ce4">
            <text:p>1.71119894</text:p>
          </table:table-cell>
          <table:table-cell office:value-type="float" office:value="1.7407023699999999" table:style-name="ce4">
            <text:p>1.74070237</text:p>
          </table:table-cell>
          <table:table-cell office:value-type="float" office:value="1.9177229499999997" table:style-name="ce4">
            <text:p>1.91772295</text:p>
          </table:table-cell>
          <table:table-cell office:value-type="float" office:value="2.1242469599999998" table:style-name="ce4">
            <text:p>2.12424696</text:p>
          </table:table-cell>
          <table:table-cell office:value-type="float" office:value="2.5077915499999999" table:style-name="ce4">
            <text:p>2.50779155</text:p>
          </table:table-cell>
          <table:table-cell office:value-type="float" office:value="2.8028258500000001" table:style-name="ce4">
            <text:p>2.80282585</text:p>
          </table:table-cell>
          <table:table-cell office:value-type="float" office:value="2.9208395700000001" table:style-name="ce4">
            <text:p>2.92083957</text:p>
          </table:table-cell>
          <table:table-cell office:value-type="float" office:value="2.9503429999999997" table:style-name="ce4">
            <text:p>2.950343</text:p>
          </table:table-cell>
          <table:table-cell office:value-type="float" office:value="2.9208395700000001" table:style-name="ce4">
            <text:p>2.92083957</text:p>
          </table:table-cell>
          <table:table-cell office:value-type="float" office:value="2.7438189899999998" table:style-name="ce4">
            <text:p>2.74381899</text:p>
          </table:table-cell>
          <table:table-cell office:value-type="float" office:value="2.7143155599999997" table:style-name="ce4">
            <text:p>2.71431556</text:p>
          </table:table-cell>
          <table:table-cell office:value-type="float" office:value="2.6553086999999995" table:style-name="ce4">
            <text:p>2.6553087</text:p>
          </table:table-cell>
          <table:table-cell office:value-type="float" office:value="2.5963018399999997" table:style-name="ce4">
            <text:p>2.59630184</text:p>
          </table:table-cell>
          <table:table-cell office:value-type="float" office:value="2.6821299999999999" table:style-name="ce4">
            <text:p>2.68213</text:p>
          </table:table-cell>
          <table:table-cell office:value-type="float" office:value="2.9503429999999997" table:style-name="ce4">
            <text:p>2.950343</text:p>
          </table:table-cell>
          <table:table-cell office:value-type="float" office:value="3.1649133999999997" table:style-name="ce4">
            <text:p>3.1649134</text:p>
          </table:table-cell>
          <table:table-cell office:value-type="float" office:value="3.218556" table:style-name="ce4">
            <text:p>3.218556</text:p>
          </table:table-cell>
          <table:table-cell office:value-type="float" office:value="3.1380921000000002" table:style-name="ce4">
            <text:p>3.1380921</text:p>
          </table:table-cell>
          <table:table-cell office:value-type="float" office:value="2.8162364999999996" table:style-name="ce4">
            <text:p>2.8162365</text:p>
          </table:table-cell>
          <table:table-cell office:value-type="float" office:value="2.4139169999999996" table:style-name="ce4">
            <text:p>2.413917</text:p>
          </table:table-cell>
          <table:table-cell office:value-type="float" office:value="2.0652401" table:style-name="ce4">
            <text:p>2.0652401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4.1817698999999999" table:style-name="ce4">
            <text:p>4.1817699</text:p>
          </table:table-cell>
          <table:table-cell office:value-type="float" office:value="4.1153925999999998" table:style-name="ce4">
            <text:p>4.1153926</text:p>
          </table:table-cell>
          <table:table-cell office:value-type="float" office:value="3.9826380000000001" table:style-name="ce4">
            <text:p>3.982638</text:p>
          </table:table-cell>
          <table:table-cell office:value-type="float" office:value="3.8498833999999995" table:style-name="ce4">
            <text:p>3.8498834</text:p>
          </table:table-cell>
          <table:table-cell office:value-type="float" office:value="3.9162607" table:style-name="ce4">
            <text:p>3.9162607</text:p>
          </table:table-cell>
          <table:table-cell office:value-type="float" office:value="4.3145244999999992" table:style-name="ce4">
            <text:p>4.3145245</text:p>
          </table:table-cell>
          <table:table-cell office:value-type="float" office:value="4.7791655999999998" table:style-name="ce4">
            <text:p>4.7791656</text:p>
          </table:table-cell>
          <table:table-cell office:value-type="float" office:value="5.6420705" table:style-name="ce4">
            <text:p>5.6420705</text:p>
          </table:table-cell>
          <table:table-cell office:value-type="float" office:value="6.305843499999999" table:style-name="ce4">
            <text:p>6.3058435</text:p>
          </table:table-cell>
          <table:table-cell office:value-type="float" office:value="6.5713527000000003" table:style-name="ce4">
            <text:p>6.5713527</text:p>
          </table:table-cell>
          <table:table-cell office:value-type="float" office:value="6.6377300000000004" table:style-name="ce4">
            <text:p>6.63773</text:p>
          </table:table-cell>
          <table:table-cell office:value-type="float" office:value="6.5713527000000003" table:style-name="ce4">
            <text:p>6.5713527</text:p>
          </table:table-cell>
          <table:table-cell office:value-type="float" office:value="6.1730888999999998" table:style-name="ce4">
            <text:p>6.1730889</text:p>
          </table:table-cell>
          <table:table-cell office:value-type="float" office:value="6.1067115999999997" table:style-name="ce4">
            <text:p>6.1067116</text:p>
          </table:table-cell>
          <table:table-cell office:value-type="float" office:value="5.9739569999999995" table:style-name="ce4">
            <text:p>5.973957</text:p>
          </table:table-cell>
          <table:table-cell office:value-type="float" office:value="5.8412024000000002" table:style-name="ce4">
            <text:p>5.8412024</text:p>
          </table:table-cell>
          <table:table-cell office:value-type="float" office:value="6.0343" table:style-name="ce4">
            <text:p>6.0343</text:p>
          </table:table-cell>
          <table:table-cell office:value-type="float" office:value="6.6377300000000004" table:style-name="ce4">
            <text:p>6.63773</text:p>
          </table:table-cell>
          <table:table-cell office:value-type="float" office:value="7.1204739999999989" table:style-name="ce4">
            <text:p>7.120474</text:p>
          </table:table-cell>
          <table:table-cell office:value-type="float" office:value="7.2411599999999998" table:style-name="ce4">
            <text:p>7.24116</text:p>
          </table:table-cell>
          <table:table-cell office:value-type="float" office:value="7.0601310000000002" table:style-name="ce4">
            <text:p>7.060131</text:p>
          </table:table-cell>
          <table:table-cell office:value-type="float" office:value="6.3360149999999997" table:style-name="ce4">
            <text:p>6.336015</text:p>
          </table:table-cell>
          <table:table-cell office:value-type="float" office:value="5.4308699999999996" table:style-name="ce4">
            <text:p>5.43087</text:p>
          </table:table-cell>
          <table:table-cell office:value-type="float" office:value="4.6464110000000005" table:style-name="ce4">
            <text:p>4.646411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3.2531013899999999" table:style-name="ce4">
            <text:p>3.25310139</text:p>
          </table:table-cell>
          <table:table-cell office:value-type="float" office:value="3.2014648600000002" table:style-name="ce4">
            <text:p>3.20146486</text:p>
          </table:table-cell>
          <table:table-cell office:value-type="float" office:value="3.0981918000000004" table:style-name="ce4">
            <text:p>3.0981918</text:p>
          </table:table-cell>
          <table:table-cell office:value-type="float" office:value="2.9949187399999997" table:style-name="ce4">
            <text:p>2.99491874</text:p>
          </table:table-cell>
          <table:table-cell office:value-type="float" office:value="3.0465552700000003" table:style-name="ce4">
            <text:p>3.04655527</text:p>
          </table:table-cell>
          <table:table-cell office:value-type="float" office:value="3.3563744500000001" table:style-name="ce4">
            <text:p>3.35637445</text:p>
          </table:table-cell>
          <table:table-cell office:value-type="float" office:value="3.7178301600000001" table:style-name="ce4">
            <text:p>3.71783016</text:p>
          </table:table-cell>
          <table:table-cell office:value-type="float" office:value="4.3891050500000004" table:style-name="ce4">
            <text:p>4.38910505</text:p>
          </table:table-cell>
          <table:table-cell office:value-type="float" office:value="4.9054703499999999" table:style-name="ce4">
            <text:p>4.90547035</text:p>
          </table:table-cell>
          <table:table-cell office:value-type="float" office:value="5.1120164700000004" table:style-name="ce4">
            <text:p>5.11201647</text:p>
          </table:table-cell>
          <table:table-cell office:value-type="float" office:value="5.163653" table:style-name="ce4">
            <text:p>5.163653</text:p>
          </table:table-cell>
          <table:table-cell office:value-type="float" office:value="5.1120164700000004" table:style-name="ce4">
            <text:p>5.11201647</text:p>
          </table:table-cell>
          <table:table-cell office:value-type="float" office:value="4.8021972899999996" table:style-name="ce4">
            <text:p>4.80219729</text:p>
          </table:table-cell>
          <table:table-cell office:value-type="float" office:value="4.7505607600000008" table:style-name="ce4">
            <text:p>4.75056076</text:p>
          </table:table-cell>
          <table:table-cell office:value-type="float" office:value="4.6472876999999997" table:style-name="ce4">
            <text:p>4.6472877</text:p>
          </table:table-cell>
          <table:table-cell office:value-type="float" office:value="4.5440146399999994" table:style-name="ce4">
            <text:p>4.54401464</text:p>
          </table:table-cell>
          <table:table-cell office:value-type="float" office:value="4.6942300000000001" table:style-name="ce4">
            <text:p>4.69423</text:p>
          </table:table-cell>
          <table:table-cell office:value-type="float" office:value="5.163653" table:style-name="ce4">
            <text:p>5.163653</text:p>
          </table:table-cell>
          <table:table-cell office:value-type="float" office:value="5.5391914" table:style-name="ce4">
            <text:p>5.5391914</text:p>
          </table:table-cell>
          <table:table-cell office:value-type="float" office:value="5.633076" table:style-name="ce4">
            <text:p>5.633076</text:p>
          </table:table-cell>
          <table:table-cell office:value-type="float" office:value="5.4922491000000004" table:style-name="ce4">
            <text:p>5.4922491</text:p>
          </table:table-cell>
          <table:table-cell office:value-type="float" office:value="4.9289415000000005" table:style-name="ce4">
            <text:p>4.9289415</text:p>
          </table:table-cell>
          <table:table-cell office:value-type="float" office:value="4.2248069999999993" table:style-name="ce4">
            <text:p>4.224807</text:p>
          </table:table-cell>
          <table:table-cell office:value-type="float" office:value="3.6145571000000003" table:style-name="ce4">
            <text:p>3.6145571</text:p>
          </table:table-cell>
          <table:table-cell table:number-columns-repeated="1635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.46433078999999999" table:style-name="ce4">
            <text:p>0.46433079</text:p>
          </table:table-cell>
          <table:table-cell office:value-type="float" office:value="0.45696046000000001" table:style-name="ce4">
            <text:p>0.45696046</text:p>
          </table:table-cell>
          <table:table-cell office:value-type="float" office:value="0.4422198" table:style-name="ce4">
            <text:p>0.4422198</text:p>
          </table:table-cell>
          <table:table-cell office:value-type="float" office:value="0.42747913999999998" table:style-name="ce4">
            <text:p>0.42747914</text:p>
          </table:table-cell>
          <table:table-cell office:value-type="float" office:value="0.43484947000000002" table:style-name="ce4">
            <text:p>0.43484947</text:p>
          </table:table-cell>
          <table:table-cell office:value-type="float" office:value="0.47907144999999995" table:style-name="ce4">
            <text:p>0.47907145</text:p>
          </table:table-cell>
          <table:table-cell office:value-type="float" office:value="0.53066376000000004" table:style-name="ce4">
            <text:p>0.53066376</text:p>
          </table:table-cell>
          <table:table-cell office:value-type="float" office:value="0.62647805000000001" table:style-name="ce4">
            <text:p>0.62647805</text:p>
          </table:table-cell>
          <table:table-cell office:value-type="float" office:value="0.70018135000000004" table:style-name="ce4">
            <text:p>0.70018135</text:p>
          </table:table-cell>
          <table:table-cell office:value-type="float" office:value="0.72966266999999996" table:style-name="ce4">
            <text:p>0.72966267</text:p>
          </table:table-cell>
          <table:table-cell office:value-type="float" office:value="0.73703300000000005" table:style-name="ce4">
            <text:p>0.737033</text:p>
          </table:table-cell>
          <table:table-cell office:value-type="float" office:value="0.72966266999999996" table:style-name="ce4">
            <text:p>0.72966267</text:p>
          </table:table-cell>
          <table:table-cell office:value-type="float" office:value="0.68544068999999996" table:style-name="ce4">
            <text:p>0.68544069</text:p>
          </table:table-cell>
          <table:table-cell office:value-type="float" office:value="0.67807036000000009" table:style-name="ce4">
            <text:p>0.67807036</text:p>
          </table:table-cell>
          <table:table-cell office:value-type="float" office:value="0.66332969999999991" table:style-name="ce4">
            <text:p>0.6633297</text:p>
          </table:table-cell>
          <table:table-cell office:value-type="float" office:value="0.64858903999999995" table:style-name="ce4">
            <text:p>0.64858904</text:p>
          </table:table-cell>
          <table:table-cell office:value-type="float" office:value="0.67003000000000001" table:style-name="ce4">
            <text:p>0.67003</text:p>
          </table:table-cell>
          <table:table-cell office:value-type="float" office:value="0.73703300000000005" table:style-name="ce4">
            <text:p>0.737033</text:p>
          </table:table-cell>
          <table:table-cell office:value-type="float" office:value="0.79063539999999988" table:style-name="ce4">
            <text:p>0.7906354</text:p>
          </table:table-cell>
          <table:table-cell office:value-type="float" office:value="0.80403599999999997" table:style-name="ce4">
            <text:p>0.804036</text:p>
          </table:table-cell>
          <table:table-cell office:value-type="float" office:value="0.7839351" table:style-name="ce4">
            <text:p>0.7839351</text:p>
          </table:table-cell>
          <table:table-cell office:value-type="float" office:value="0.70353150000000009" table:style-name="ce4">
            <text:p>0.7035315</text:p>
          </table:table-cell>
          <table:table-cell office:value-type="float" office:value="0.60302699999999998" table:style-name="ce4">
            <text:p>0.603027</text:p>
          </table:table-cell>
          <table:table-cell office:value-type="float" office:value="0.51592309999999997" table:style-name="ce4">
            <text:p>0.5159231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3.7174321799999994" table:style-name="ce4">
            <text:p>3.71743218</text:p>
          </table:table-cell>
          <table:table-cell office:value-type="float" office:value="3.6584253200000001" table:style-name="ce4">
            <text:p>3.65842532</text:p>
          </table:table-cell>
          <table:table-cell office:value-type="float" office:value="3.5404116000000001" table:style-name="ce4">
            <text:p>3.5404116</text:p>
          </table:table-cell>
          <table:table-cell office:value-type="float" office:value="3.4223978799999997" table:style-name="ce4">
            <text:p>3.42239788</text:p>
          </table:table-cell>
          <table:table-cell office:value-type="float" office:value="3.4814047399999999" table:style-name="ce4">
            <text:p>3.48140474</text:p>
          </table:table-cell>
          <table:table-cell office:value-type="float" office:value="3.8354458999999994" table:style-name="ce4">
            <text:p>3.8354459</text:p>
          </table:table-cell>
          <table:table-cell office:value-type="float" office:value="4.2484939199999996" table:style-name="ce4">
            <text:p>4.24849392</text:p>
          </table:table-cell>
          <table:table-cell office:value-type="float" office:value="5.0155830999999997" table:style-name="ce4">
            <text:p>5.0155831</text:p>
          </table:table-cell>
          <table:table-cell office:value-type="float" office:value="5.6056517000000001" table:style-name="ce4">
            <text:p>5.6056517</text:p>
          </table:table-cell>
          <table:table-cell office:value-type="float" office:value="5.8416791400000001" table:style-name="ce4">
            <text:p>5.84167914</text:p>
          </table:table-cell>
          <table:table-cell office:value-type="float" office:value="5.9006859999999994" table:style-name="ce4">
            <text:p>5.900686</text:p>
          </table:table-cell>
          <table:table-cell office:value-type="float" office:value="5.8416791400000001" table:style-name="ce4">
            <text:p>5.84167914</text:p>
          </table:table-cell>
          <table:table-cell office:value-type="float" office:value="5.4876379799999997" table:style-name="ce4">
            <text:p>5.48763798</text:p>
          </table:table-cell>
          <table:table-cell office:value-type="float" office:value="5.4286311199999995" table:style-name="ce4">
            <text:p>5.42863112</text:p>
          </table:table-cell>
          <table:table-cell office:value-type="float" office:value="5.310617399999999" table:style-name="ce4">
            <text:p>5.3106174</text:p>
          </table:table-cell>
          <table:table-cell office:value-type="float" office:value="5.1926036799999995" table:style-name="ce4">
            <text:p>5.19260368</text:p>
          </table:table-cell>
          <table:table-cell office:value-type="float" office:value="5.3642599999999998" table:style-name="ce4">
            <text:p>5.36426</text:p>
          </table:table-cell>
          <table:table-cell office:value-type="float" office:value="5.9006859999999994" table:style-name="ce4">
            <text:p>5.900686</text:p>
          </table:table-cell>
          <table:table-cell office:value-type="float" office:value="6.3298267999999993" table:style-name="ce4">
            <text:p>6.3298268</text:p>
          </table:table-cell>
          <table:table-cell office:value-type="float" office:value="6.4371119999999999" table:style-name="ce4">
            <text:p>6.437112</text:p>
          </table:table-cell>
          <table:table-cell office:value-type="float" office:value="6.2761842000000003" table:style-name="ce4">
            <text:p>6.2761842</text:p>
          </table:table-cell>
          <table:table-cell office:value-type="float" office:value="5.6324729999999992" table:style-name="ce4">
            <text:p>5.632473</text:p>
          </table:table-cell>
          <table:table-cell office:value-type="float" office:value="4.8278339999999993" table:style-name="ce4">
            <text:p>4.827834</text:p>
          </table:table-cell>
          <table:table-cell office:value-type="float" office:value="4.1304802" table:style-name="ce4">
            <text:p>4.1304802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3.4650000000000003" table:style-name="ce4">
            <text:p>3.465</text:p>
          </table:table-cell>
          <table:table-cell office:value-type="float" office:value="3.41" table:style-name="ce4">
            <text:p>3.41</text:p>
          </table:table-cell>
          <table:table-cell office:value-type="float" office:value="3.3" table:style-name="ce4">
            <text:p>3.3</text:p>
          </table:table-cell>
          <table:table-cell office:value-type="float" office:value="3.19" table:style-name="ce4">
            <text:p>3.19</text:p>
          </table:table-cell>
          <table:table-cell office:value-type="float" office:value="3.2450000000000006" table:style-name="ce4">
            <text:p>3.245</text:p>
          </table:table-cell>
          <table:table-cell office:value-type="float" office:value="3.5749999999999997" table:style-name="ce4">
            <text:p>3.575</text:p>
          </table:table-cell>
          <table:table-cell office:value-type="float" office:value="3.96" table:style-name="ce4">
            <text:p>3.96</text:p>
          </table:table-cell>
          <table:table-cell office:value-type="float" office:value="4.6749999999999998" table:style-name="ce4">
            <text:p>4.675</text:p>
          </table:table-cell>
          <table:table-cell office:value-type="float" office:value="5.2250000000000005" table:style-name="ce4">
            <text:p>5.225</text:p>
          </table:table-cell>
          <table:table-cell office:value-type="float" office:value="5.4449999999999994" table:style-name="ce4">
            <text:p>5.445</text:p>
          </table:table-cell>
          <table:table-cell office:value-type="float" office:value="5.4999999999999991" table:style-name="ce4">
            <text:p>5.5</text:p>
          </table:table-cell>
          <table:table-cell office:value-type="float" office:value="5.4449999999999994" table:style-name="ce4">
            <text:p>5.445</text:p>
          </table:table-cell>
          <table:table-cell office:value-type="float" office:value="5.1150000000000002" table:style-name="ce4">
            <text:p>5.115</text:p>
          </table:table-cell>
          <table:table-cell office:value-type="float" office:value="5.0599999999999996" table:style-name="ce4">
            <text:p>5.06</text:p>
          </table:table-cell>
          <table:table-cell office:value-type="float" office:value="4.95" table:style-name="ce4">
            <text:p>4.95</text:p>
          </table:table-cell>
          <table:table-cell office:value-type="float" office:value="4.84" table:style-name="ce4">
            <text:p>4.84</text:p>
          </table:table-cell>
          <table:table-cell office:value-type="float" office:value="5" table:style-name="ce4">
            <text:p>5</text:p>
          </table:table-cell>
          <table:table-cell office:value-type="float" office:value="5.4999999999999991" table:style-name="ce4">
            <text:p>5.5</text:p>
          </table:table-cell>
          <table:table-cell office:value-type="float" office:value="5.8999999999999995" table:style-name="ce4">
            <text:p>5.9</text:p>
          </table:table-cell>
          <table:table-cell office:value-type="float" office:value="6" table:style-name="ce4">
            <text:p>6</text:p>
          </table:table-cell>
          <table:table-cell office:value-type="float" office:value="5.85" table:style-name="ce4">
            <text:p>5.85</text:p>
          </table:table-cell>
          <table:table-cell office:value-type="float" office:value="5.25" table:style-name="ce4">
            <text:p>5.25</text:p>
          </table:table-cell>
          <table:table-cell office:value-type="float" office:value="4.5" table:style-name="ce4">
            <text:p>4.5</text:p>
          </table:table-cell>
          <table:table-cell office:value-type="float" office:value="3.85" table:style-name="ce4">
            <text:p>3.85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2.0789999999999997" table:style-name="ce4">
            <text:p>2.079</text:p>
          </table:table-cell>
          <table:table-cell office:value-type="float" office:value="2.0459999999999998" table:style-name="ce4">
            <text:p>2.046</text:p>
          </table:table-cell>
          <table:table-cell office:value-type="float" office:value="1.98" table:style-name="ce4">
            <text:p>1.98</text:p>
          </table:table-cell>
          <table:table-cell office:value-type="float" office:value="1.9139999999999997" table:style-name="ce4">
            <text:p>1.914</text:p>
          </table:table-cell>
          <table:table-cell office:value-type="float" office:value="1.9470000000000001" table:style-name="ce4">
            <text:p>1.947</text:p>
          </table:table-cell>
          <table:table-cell office:value-type="float" office:value="2.145" table:style-name="ce4">
            <text:p>2.145</text:p>
          </table:table-cell>
          <table:table-cell office:value-type="float" office:value="2.3759999999999999" table:style-name="ce4">
            <text:p>2.376</text:p>
          </table:table-cell>
          <table:table-cell office:value-type="float" office:value="2.8049999999999997" table:style-name="ce4">
            <text:p>2.805</text:p>
          </table:table-cell>
          <table:table-cell office:value-type="float" office:value="3.1349999999999998" table:style-name="ce4">
            <text:p>3.135</text:p>
          </table:table-cell>
          <table:table-cell office:value-type="float" office:value="3.2669999999999999" table:style-name="ce4">
            <text:p>3.267</text:p>
          </table:table-cell>
          <table:table-cell office:value-type="float" office:value="3.3" table:style-name="ce4">
            <text:p>3.3</text:p>
          </table:table-cell>
          <table:table-cell office:value-type="float" office:value="3.2669999999999999" table:style-name="ce4">
            <text:p>3.267</text:p>
          </table:table-cell>
          <table:table-cell office:value-type="float" office:value="3.069" table:style-name="ce4">
            <text:p>3.069</text:p>
          </table:table-cell>
          <table:table-cell office:value-type="float" office:value="3.036" table:style-name="ce4">
            <text:p>3.036</text:p>
          </table:table-cell>
          <table:table-cell office:value-type="float" office:value="2.9699999999999993" table:style-name="ce4">
            <text:p>2.97</text:p>
          </table:table-cell>
          <table:table-cell office:value-type="float" office:value="2.9039999999999999" table:style-name="ce4">
            <text:p>2.904</text:p>
          </table:table-cell>
          <table:table-cell office:value-type="float" office:value="3" table:style-name="ce4">
            <text:p>3</text:p>
          </table:table-cell>
          <table:table-cell office:value-type="float" office:value="3.3" table:style-name="ce4">
            <text:p>3.3</text:p>
          </table:table-cell>
          <table:table-cell office:value-type="float" office:value="3.5399999999999996" table:style-name="ce4">
            <text:p>3.54</text:p>
          </table:table-cell>
          <table:table-cell office:value-type="float" office:value="3.5999999999999996" table:style-name="ce4">
            <text:p>3.6</text:p>
          </table:table-cell>
          <table:table-cell office:value-type="float" office:value="3.51" table:style-name="ce4">
            <text:p>3.51</text:p>
          </table:table-cell>
          <table:table-cell office:value-type="float" office:value="3.15" table:style-name="ce4">
            <text:p>3.15</text:p>
          </table:table-cell>
          <table:table-cell office:value-type="float" office:value="2.6999999999999997" table:style-name="ce4">
            <text:p>2.7</text:p>
          </table:table-cell>
          <table:table-cell office:value-type="float" office:value="2.31" table:style-name="ce4">
            <text:p>2.31</text:p>
          </table:table-cell>
          <table:table-cell table:number-columns-repeated="16359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4.0887000000000002" table:style-name="ce4">
            <text:p>4.0887</text:p>
          </table:table-cell>
          <table:table-cell office:value-type="float" office:value="4.0238000000000005" table:style-name="ce4">
            <text:p>4.0238</text:p>
          </table:table-cell>
          <table:table-cell office:value-type="float" office:value="3.8940000000000006" table:style-name="ce4">
            <text:p>3.894</text:p>
          </table:table-cell>
          <table:table-cell office:value-type="float" office:value="3.7641999999999998" table:style-name="ce4">
            <text:p>3.7642</text:p>
          </table:table-cell>
          <table:table-cell office:value-type="float" office:value="3.8291000000000004" table:style-name="ce4">
            <text:p>3.8291</text:p>
          </table:table-cell>
          <table:table-cell office:value-type="float" office:value="4.2184999999999997" table:style-name="ce4">
            <text:p>4.2185</text:p>
          </table:table-cell>
          <table:table-cell office:value-type="float" office:value="4.6728000000000005" table:style-name="ce4">
            <text:p>4.6728</text:p>
          </table:table-cell>
          <table:table-cell office:value-type="float" office:value="5.5165000000000006" table:style-name="ce4">
            <text:p>5.5165</text:p>
          </table:table-cell>
          <table:table-cell office:value-type="float" office:value="6.1655000000000006" table:style-name="ce4">
            <text:p>6.1655</text:p>
          </table:table-cell>
          <table:table-cell office:value-type="float" office:value="6.4251000000000005" table:style-name="ce4">
            <text:p>6.4251</text:p>
          </table:table-cell>
          <table:table-cell office:value-type="float" office:value="6.4899999999999993" table:style-name="ce4">
            <text:p>6.49</text:p>
          </table:table-cell>
          <table:table-cell office:value-type="float" office:value="6.4251000000000005" table:style-name="ce4">
            <text:p>6.4251</text:p>
          </table:table-cell>
          <table:table-cell office:value-type="float" office:value="6.0357000000000012" table:style-name="ce4">
            <text:p>6.0357</text:p>
          </table:table-cell>
          <table:table-cell office:value-type="float" office:value="5.9708000000000006" table:style-name="ce4">
            <text:p>5.9708</text:p>
          </table:table-cell>
          <table:table-cell office:value-type="float" office:value="5.8409999999999993" table:style-name="ce4">
            <text:p>5.841</text:p>
          </table:table-cell>
          <table:table-cell office:value-type="float" office:value="5.7111999999999998" table:style-name="ce4">
            <text:p>5.7112</text:p>
          </table:table-cell>
          <table:table-cell office:value-type="float" office:value="5.9" table:style-name="ce4">
            <text:p>5.9</text:p>
          </table:table-cell>
          <table:table-cell office:value-type="float" office:value="6.4899999999999993" table:style-name="ce4">
            <text:p>6.49</text:p>
          </table:table-cell>
          <table:table-cell office:value-type="float" office:value="6.9619999999999997" table:style-name="ce4">
            <text:p>6.962</text:p>
          </table:table-cell>
          <table:table-cell office:value-type="float" office:value="7.08" table:style-name="ce4">
            <text:p>7.08</text:p>
          </table:table-cell>
          <table:table-cell office:value-type="float" office:value="6.9030000000000005" table:style-name="ce4">
            <text:p>6.903</text:p>
          </table:table-cell>
          <table:table-cell office:value-type="float" office:value="6.1950000000000003" table:style-name="ce4">
            <text:p>6.195</text:p>
          </table:table-cell>
          <table:table-cell office:value-type="float" office:value="5.3100000000000005" table:style-name="ce4">
            <text:p>5.31</text:p>
          </table:table-cell>
          <table:table-cell office:value-type="float" office:value="4.543000000000001" table:style-name="ce4">
            <text:p>4.543</text:p>
          </table:table-cell>
          <table:table-cell table:number-columns-repeated="16359"/>
        </table:table-row>
        <table:table-row table:number-rows-repeated="5" table:style-name="ro1">
          <table:table-cell table:number-columns-repeated="16384"/>
        </table:table-row>
        <table:table-row table:number-rows-repeated="4" table:style-name="ro1">
          <table:table-cell table:style-name="ce4"/>
          <table:table-cell table:number-columns-repeated="16383" table:style-name="ce1"/>
        </table:table-row>
        <table:table-row table:number-rows-repeated="9" table:style-name="ro1">
          <table:table-cell table:style-name="ce4"/>
          <table:table-cell table:number-columns-repeated="16383"/>
        </table:table-row>
        <table:table-row table:number-rows-repeated="1048535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office:value-type="float" office:value="0.8" table:style-name="ce4">
            <text:p>0.8</text:p>
          </table:table-cell>
          <table:table-cell table:number-columns-repeated="16359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9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office:value-type="float" office:value="0.4" table:style-name="ce4">
            <text:p>0.4</text:p>
          </table:table-cell>
          <table:table-cell table:number-columns-repeated="16359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table:number-columns-repeated="1635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office:value-type="float" office:value="1.9011100000000001" table:style-name="ce4">
            <text:p>1.90111</text:p>
          </table:table-cell>
          <table:table-cell table:number-columns-repeated="1635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office:value-type="float" office:value="0.75060000000000004" table:style-name="ce4">
            <text:p>0.7506</text:p>
          </table:table-cell>
          <table:table-cell table:number-columns-repeated="16359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office:value-type="float" office:value="0.96209999999999996" table:style-name="ce4">
            <text:p>0.9621</text:p>
          </table:table-cell>
          <table:table-cell table:number-columns-repeated="1635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office:value-type="float" office:value="2.8682099999999999" table:style-name="ce4">
            <text:p>2.86821</text:p>
          </table:table-cell>
          <table:table-cell table:number-columns-repeated="16359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office:value-type="float" office:value="0.3" table:style-name="ce4">
            <text:p>0.3</text:p>
          </table:table-cell>
          <table:table-cell table:number-columns-repeated="1635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office:value-type="float" office:value="0.5" table:style-name="ce4">
            <text:p>0.5</text:p>
          </table:table-cell>
          <table:table-cell table:number-columns-repeated="1635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table:number-columns-repeated="16359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office:value-type="float" office:value="1.51101" table:style-name="ce4">
            <text:p>1.51101</text:p>
          </table:table-cell>
          <table:table-cell table:number-columns-repeated="16359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office:value-type="float" office:value="1.43411" table:style-name="ce4">
            <text:p>1.43411</text:p>
          </table:table-cell>
          <table:table-cell table:number-columns-repeated="16359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office:value-type="float" office:value="2.88171" table:style-name="ce4">
            <text:p>2.88171</text:p>
          </table:table-cell>
          <table:table-cell table:number-columns-repeated="16359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office:value-type="float" office:value="2.3847100000000001" table:style-name="ce4">
            <text:p>2.38471</text:p>
          </table:table-cell>
          <table:table-cell table:number-columns-repeated="1635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office:value-type="float" office:value="0.48349999999999999" table:style-name="ce4">
            <text:p>0.4835</text:p>
          </table:table-cell>
          <table:table-cell table:number-columns-repeated="16359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office:value-type="float" office:value="2.8882099999999999" table:style-name="ce4">
            <text:p>2.88821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office:value-type="float" office:value="1.49" table:style-name="ce4">
            <text:p>1.49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59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table:number-columns-repeated="16359"/>
        </table:table-row>
        <table:table-row table:number-rows-repeated="1048553" table:style-name="ro1">
          <table:table-cell table:number-columns-repeated="16384"/>
        </table:table-row>
      </table:table>
      <table:table table:name="contingencies" table:style-name="ta2">
        <table:table-column table:style-name="co1" table:number-columns-repeated="16384" table:default-cell-style-name="ce10"/>
        <table:table-row table:style-name="ro1">
          <table:table-cell office:value-type="string" table:style-name="ce9">
            <text:p>cont</text:p>
          </table:table-cell>
          <table:table-cell office:value-type="string" table:style-name="ce11">
            <text:p>From</text:p>
          </table:table-cell>
          <table:table-cell office:value-type="string" table:style-name="ce11">
            <text:p>To</text:p>
          </table:table-cell>
          <table:table-cell table:number-columns-repeated="16381" table:style-name="ce1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4">
            <text:p>7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4">
            <text:p>23</text:p>
          </table:table-cell>
          <table:table-cell office:value-type="float" office:value="12" table:style-name="ce4">
            <text:p>12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29" table:style-name="ce4">
            <text:p>29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36" table:style-name="ce2">
            <text:p>36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5" table:style-name="ce4">
            <text:p>15</text:p>
          </table:table-cell>
          <table:table-cell office:value-type="float" office:value="36" table:style-name="ce4">
            <text:p>36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" table:style-name="ce4">
            <text:p>16</text:p>
          </table:table-cell>
          <table:table-cell office:value-type="float" office:value="18" table:style-name="ce4">
            <text:p>18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4">
            <text:p>37</text:p>
          </table:table-cell>
          <table:table-cell office:value-type="float" office:value="19" table:style-name="ce4">
            <text:p>19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" table:style-name="ce4">
            <text:p>37</text:p>
          </table:table-cell>
          <table:table-cell office:value-type="float" office:value="21" table:style-name="ce4">
            <text:p>21</text:p>
          </table:table-cell>
          <table:table-cell table:number-columns-repeated="3" table:style-name="ce10"/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table:number-columns-repeated="16381" table:style-name="ce1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table:number-columns-repeated="16381" table:style-name="ce1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20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62" table:default-cell-style-name="ce1"/>
        <table:table-row table:style-name="ro2">
          <table:table-cell office:value-type="string" table:style-name="ce13">
            <text:p>Bus</text:p>
          </table:table-cell>
          <table:table-cell office:value-type="string" table:style-name="ce13">
            <text:p>Ps</text:p>
          </table:table-cell>
          <table:table-cell office:value-type="string" table:style-name="ce13">
            <text:p>Qs</text:p>
          </table:table-cell>
          <table:table-cell office:value-type="string" table:style-name="ce3">
            <text:p>Energy (MWh)</text:p>
          </table:table-cell>
          <table:table-cell office:value-type="string" table:style-name="ce3">
            <text:p>E_rating (MWh)</text:p>
          </table:table-cell>
          <table:table-cell office:value-type="string" table:style-name="ce3">
            <text:p>Charge_rating (MW)</text:p>
          </table:table-cell>
          <table:table-cell office:value-type="string" table:style-name="ce3">
            <text:p>Discharge_rating (MW)</text:p>
          </table:table-cell>
          <table:table-cell office:value-type="string" table:style-name="ce3">
            <text:p>Charge_efficiency</text:p>
          </table:table-cell>
          <table:table-cell office:value-type="string" table:style-name="ce3">
            <text:p>Discharge_efficiency</text:p>
          </table:table-cell>
          <table:table-cell office:value-type="string" table:style-name="ce3">
            <text:p>Thermal_rating (MVA)</text:p>
          </table:table-cell>
          <table:table-cell office:value-type="string" table:style-name="ce3">
            <text:p>Qmin (MVAr)</text:p>
          </table:table-cell>
          <table:table-cell office:value-type="string" table:style-name="ce3">
            <text:p>Qmax (MVAr)</text:p>
          </table:table-cell>
          <table:table-cell office:value-type="string" table:style-name="ce13">
            <text:p>R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P_loss</text:p>
          </table:table-cell>
          <table:table-cell office:value-type="string" table:style-name="ce13">
            <text:p>Q_loss</text:p>
          </table:table-cell>
          <table:table-cell office:value-type="string" table:style-name="ce13">
            <text:p>Status</text:p>
          </table:table-cell>
          <table:table-cell office:value-type="string" table:style-name="ce13">
            <text:p>soc_initial</text:p>
          </table:table-cell>
          <table:table-cell office:value-type="string" table:style-name="ce13">
            <text:p>soc_min</text:p>
          </table:table-cell>
          <table:table-cell office:value-type="string" table:style-name="ce13">
            <text:p>soc_max</text:p>
          </table:table-cell>
          <table:table-cell office:value-type="string" table:style-name="ce13">
            <text:p>E_rating_min (MWh)</text:p>
          </table:table-cell>
          <table:table-cell office:value-type="string" table:style-name="ce13">
            <text:p>E_initial (MWh)</text:p>
          </table:table-cell>
          <table:table-cell office:value-type="string" table:style-name="ce8">
            <text:p>cost_a</text:p>
          </table:table-cell>
          <table:table-cell office:value-type="string" table:style-name="ce8">
            <text:p>cost_b</text:p>
          </table:table-cell>
          <table:table-cell office:value-type="string" table:style-name="ce8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9" table:style-name="ce14">
            <text:p>9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5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7" table:style-name="ce14">
            <text:p>17.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2200" table:style-name="ce4">
            <text:p>2200</text:p>
          </table:table-cell>
          <table:table-cell office:value-type="float" office:value="400" table:style-name="ce4">
            <text:p>400</text:p>
          </table:table-cell>
          <table:table-cell office:value-type="float" office:value="400" table:style-name="ce4">
            <text:p>400</text:p>
          </table:table-cell>
          <table:table-cell office:value-type="float" office:value="0.95" table:style-name="ce4">
            <text:p>0.95</text:p>
          </table:table-cell>
          <table:table-cell office:value-type="float" office:value="0.95" table:style-name="ce4">
            <text:p>0.95</text:p>
          </table:table-cell>
          <table:table-cell office:value-type="float" office:value="1000" table:style-name="ce4">
            <text:p>1000</text:p>
          </table:table-cell>
          <table:table-cell office:value-type="float" office:value="-50" table:style-name="ce4">
            <text:p>-50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.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5.0000000000000001E-3" table:style-name="ce15">
            <text:p>5.00E-0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660" table:style-name="ce4">
            <text:p>660</text:p>
          </table:table-cell>
          <table:table-cell office:value-type="float" office:value="1100" table:style-name="ce4">
            <text:p>11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2" table:style-name="ro1">
          <table:table-cell table:style-name="ce14"/>
          <table:table-cell table:number-columns-repeated="16" table:style-name="ce4"/>
          <table:table-cell table:style-name="ce15"/>
          <table:table-cell table:number-columns-repeated="2" table:style-name="ce4"/>
          <table:table-cell table:number-columns-repeated="16364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3">
          <table:table-cell office:value-type="string" table:style-name="ce16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4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working" table:style-name="ta1">
        <table:table-column table:style-name="co1" table:number-columns-repeated="16384" table:default-cell-style-name="ce1"/>
        <table:table-row table:style-name="ro1">
          <table:table-cell office:value-type="string" table:style-name="ce8">
            <text:p>Bus</text:p>
          </table:table-cell>
          <table:table-cell office:value-type="string" table:style-name="ce8">
            <text:p>t1</text:p>
          </table:table-cell>
          <table:table-cell office:value-type="string" table:style-name="ce8">
            <text:p>t2</text:p>
          </table:table-cell>
          <table:table-cell office:value-type="string" table:style-name="ce8">
            <text:p>t3</text:p>
          </table:table-cell>
          <table:table-cell office:value-type="string" table:style-name="ce8">
            <text:p>t4</text:p>
          </table:table-cell>
          <table:table-cell office:value-type="string" table:style-name="ce8">
            <text:p>t5</text:p>
          </table:table-cell>
          <table:table-cell office:value-type="string" table:style-name="ce8">
            <text:p>t6</text:p>
          </table:table-cell>
          <table:table-cell office:value-type="string" table:style-name="ce8">
            <text:p>t7</text:p>
          </table:table-cell>
          <table:table-cell office:value-type="string" table:style-name="ce8">
            <text:p>t8</text:p>
          </table:table-cell>
          <table:table-cell office:value-type="string" table:style-name="ce8">
            <text:p>t9</text:p>
          </table:table-cell>
          <table:table-cell office:value-type="string" table:style-name="ce8">
            <text:p>t10</text:p>
          </table:table-cell>
          <table:table-cell office:value-type="string" table:style-name="ce8">
            <text:p>t11</text:p>
          </table:table-cell>
          <table:table-cell office:value-type="string" table:style-name="ce8">
            <text:p>t12</text:p>
          </table:table-cell>
          <table:table-cell office:value-type="string" table:style-name="ce8">
            <text:p>t13</text:p>
          </table:table-cell>
          <table:table-cell office:value-type="string" table:style-name="ce8">
            <text:p>t14</text:p>
          </table:table-cell>
          <table:table-cell office:value-type="string" table:style-name="ce8">
            <text:p>t15</text:p>
          </table:table-cell>
          <table:table-cell office:value-type="string" table:style-name="ce8">
            <text:p>t16</text:p>
          </table:table-cell>
          <table:table-cell office:value-type="string" table:style-name="ce8">
            <text:p>t17</text:p>
          </table:table-cell>
          <table:table-cell office:value-type="string" table:style-name="ce8">
            <text:p>t18</text:p>
          </table:table-cell>
          <table:table-cell office:value-type="string" table:style-name="ce8">
            <text:p>t19</text:p>
          </table:table-cell>
          <table:table-cell office:value-type="string" table:style-name="ce8">
            <text:p>t20</text:p>
          </table:table-cell>
          <table:table-cell office:value-type="string" table:style-name="ce8">
            <text:p>t21</text:p>
          </table:table-cell>
          <table:table-cell office:value-type="string" table:style-name="ce8">
            <text:p>t22</text:p>
          </table:table-cell>
          <table:table-cell office:value-type="string" table:style-name="ce8">
            <text:p>t23</text:p>
          </table:table-cell>
          <table:table-cell office:value-type="string" table:style-name="ce8">
            <text:p>t24</text:p>
          </table:table-cell>
          <table:table-cell table:number-columns-repeated="1635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0"/>
          <table:table-cell table:number-columns-repeated="2" table:style-name="ce17"/>
          <table:table-cell table:number-columns-repeated="2" table:style-name="ce1"/>
          <table:table-cell office:value-type="string" table:style-name="ce9">
            <text:p>cont</text:p>
          </table:table-cell>
          <table:table-cell office:value-type="string" table:style-name="ce11">
            <text:p>From</text:p>
          </table:table-cell>
          <table:table-cell office:value-type="string" table:style-name="ce11">
            <text:p>To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style-name="ce5"/>
          <table:table-cell table:style-name="ce2"/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76" table:style-name="ce1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23" table:style-name="ce4">
            <text:p>23</text:p>
          </table:table-cell>
          <table:table-cell office:value-type="float" office:value="12" table:style-name="ce4">
            <text:p>12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29" table:style-name="ce4">
            <text:p>29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36" table:style-name="ce2">
            <text:p>36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5" table:style-name="ce4">
            <text:p>15</text:p>
          </table:table-cell>
          <table:table-cell office:value-type="float" office:value="36" table:style-name="ce4">
            <text:p>36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6" table:style-name="ce4">
            <text:p>16</text:p>
          </table:table-cell>
          <table:table-cell office:value-type="float" office:value="18" table:style-name="ce4">
            <text:p>18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37" table:style-name="ce4">
            <text:p>37</text:p>
          </table:table-cell>
          <table:table-cell office:value-type="float" office:value="19" table:style-name="ce4">
            <text:p>19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37" table:style-name="ce4">
            <text:p>37</text:p>
          </table:table-cell>
          <table:table-cell office:value-type="float" office:value="21" table:style-name="ce4">
            <text:p>21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31" table:style-name="ce1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2" table:style-name="ce2"/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table:number-columns-repeated="16376"/>
        </table:table-row>
        <table:table-row table:number-rows-repeated="10" table:style-name="ro1">
          <table:table-cell table:style-name="ce10"/>
          <table:table-cell table:number-columns-repeated="2" table:style-name="ce2"/>
          <table:table-cell table:number-columns-repeated="16381" table:style-name="ce1"/>
        </table:table-row>
        <table:table-row table:number-rows-repeated="1048529" table:style-name="ro1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3">
            <text:p>From</text:p>
          </table:table-cell>
          <table:table-cell office:value-type="string" table:style-name="ce3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4" table:style-name="ce2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2">
            <text:p>25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7" table:style-name="ce2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12" table:style-name="ce2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2">
            <text:p>23</text:p>
          </table:table-cell>
          <table:table-cell office:value-type="float" office:value="28" table:style-name="ce2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4">
            <text:p>23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4">
            <text:p>27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6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6">
            <text:p>30</text:p>
          </table:table-cell>
          <table:table-cell office:value-type="float" office:value="15" table:style-name="ce6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6">
            <text:p>32</text:p>
          </table:table-cell>
          <table:table-cell office:value-type="float" office:value="14" table:style-name="ce6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6">
            <text:p>31</text:p>
          </table:table-cell>
          <table:table-cell office:value-type="float" office:value="33" table:style-name="ce6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6">
            <text:p>33</text:p>
          </table:table-cell>
          <table:table-cell office:value-type="float" office:value="14" table:style-name="ce6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6">
            <text:p>29</text:p>
          </table:table-cell>
          <table:table-cell office:value-type="float" office:value="34" table:style-name="ce6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6">
            <text:p>34</text:p>
          </table:table-cell>
          <table:table-cell office:value-type="float" office:value="15" table:style-name="ce6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5" table:style-name="ce6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4">
            <text:p>14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4">
            <text:p>14</text:p>
          </table:table-cell>
          <table:table-cell office:value-type="float" office:value="20" table:style-name="ce4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4">
            <text:p>15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4">
            <text:p>16</text:p>
          </table:table-cell>
          <table:table-cell office:value-type="float" office:value="36" table:style-name="ce4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4">
            <text:p>16</text:p>
          </table:table-cell>
          <table:table-cell office:value-type="float" office:value="17" table:style-name="ce4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4">
            <text:p>16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4">
            <text:p>36</text:p>
          </table:table-cell>
          <table:table-cell office:value-type="float" office:value="37" table:style-name="ce4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4">
            <text:p>37</text:p>
          </table:table-cell>
          <table:table-cell office:value-type="float" office:value="19" table:style-name="ce4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4">
            <text:p>37</text:p>
          </table:table-cell>
          <table:table-cell office:value-type="float" office:value="21" table:style-name="ce4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7">
            <text:p>20</text:p>
          </table:table-cell>
          <table:table-cell office:value-type="float" office:value="21" table:style-name="ce7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table table:name="number_identifier" table:style-name="ta1">
        <table:table-column table:style-name="co1" table:default-cell-style-name="ce1"/>
        <table:table-column table:style-name="co4" table:default-cell-style-name="ce4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4">
            <text:p>original number</text:p>
          </table:table-cell>
          <table:table-cell table:style-name="ce1"/>
          <table:table-cell office:value-type="string" table:style-name="ce9">
            <text:p>wind</text:p>
          </table:table-cell>
          <table:table-cell office:value-type="string" table:style-name="ce18">
            <text:p>FL</text:p>
          </table:table-cell>
          <table:table-cell office:value-type="string" table:style-name="ce19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0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4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4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4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4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4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4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0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1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0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4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4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4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4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4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4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1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4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4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4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4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4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4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4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4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4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4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4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4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4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4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4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4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4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4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4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4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6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6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6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4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4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4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4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4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4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4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6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4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4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6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4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4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4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4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4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4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4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4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4">
            <text:p>G23<text:s/></text:p>
          </table:table-cell>
          <table:table-cell table:number-columns-repeated="16382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Muhammad USMAN</meta:initial-creator>
    <dc:creator>Mohammad Iman ALIZADEH</dc:creator>
    <meta:creation-date>2020-08-07T14:21:31Z</meta:creation-date>
    <dc:date>2022-08-21T04:58:5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_Profiles_Load.$A$2:.$Y$2" chart:class="chart:line" chart:attached-axis="primary-y" chart:style-name="G0S0"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